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application/rdf+xml" manifest:full-path="manifest.rdf"/>
  <manifest:file-entry manifest:media-type="text/xml" manifest:full-path="Object 10/content.xml"/>
  <manifest:file-entry manifest:media-type="text/xml" manifest:full-path="Object 10/styles.xml"/>
  <manifest:file-entry manifest:media-type="text/xml" manifest:full-path="Object 10/meta.xml"/>
  <manifest:file-entry manifest:media-type="application/vnd.oasis.opendocument.chart" manifest:full-path="Object 10/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settings.xml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meta.xml"/>
  <manifest:file-entry manifest:media-type="application/vnd.oasis.opendocument.chart" manifest:full-path="Object 8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9"/>
  <manifest:file-entry manifest:media-type="text/xml" manifest:full-path="styles.xml"/>
  <manifest:file-entry manifest:media-type="text/xml" manifest:full-path="Object 9/content.xml"/>
  <manifest:file-entry manifest:media-type="text/xml" manifest:full-path="Object 9/styles.xml"/>
  <manifest:file-entry manifest:media-type="text/xml" manifest:full-path="Object 9/meta.xml"/>
  <manifest:file-entry manifest:media-type="application/vnd.oasis.opendocument.chart" manifest:full-path="Object 9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3cm" fo:break-before="auto" style:use-optimal-row-height="true"/>
    </style:style>
    <style:style style:name="ro2" style:family="table-row">
      <style:table-row-properties style:row-height="0.42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Test time" table:style-name="ta1" table:print="false">
        <table:table-column table:style-name="co1" table:number-columns-repeated="4" table:default-cell-style-name="Default"/>
        <table:table-row table:style-name="ro1">
          <table:table-cell office:value-type="string">
            <text:p>Time taken for test (seconds)</text:p>
          </table:table-cell>
          <table:table-cell table:number-columns-repeated="3"/>
        </table:table-row>
        <table:table-row table:style-name="ro2">
          <table:table-cell table:number-columns-repeated="3"/>
          <table:table-cell>
            <draw:frame table:end-cell-address="'Test time'.M51" table:end-x="0.105cm" table:end-y="0.363cm" draw:z-index="0" draw:style-name="gr1" draw:text-style-name="P1" svg:width="19.463cm" svg:height="20.701cm" svg:x="0.965cm" svg:y="0.328cm">
              <draw:object draw:notify-on-update-of-ranges="'Test time'.A3:'Test time'.A3 'Test time'.A4:'Test time'.A12 'Test time'.B3:'Test time'.B3 'Test time'.B4:'Test time'.B12 'Test time'.C3:'Test time'.C3 'Test time'.C4:'Test time'.C12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2">
          <table:table-cell/>
          <table:table-cell office:value-type="string">
            <text:p>J:false</text:p>
          </table:table-cell>
          <table:table-cell office:value-type="string">
            <text:p>J:true</text:p>
          </table:table-cell>
          <table:table-cell/>
        </table:table-row>
        <table:table-row table:style-name="ro2">
          <table:table-cell office:value-type="string">
            <text:p>10R 1C</text:p>
          </table:table-cell>
          <table:table-cell office:value-type="float" office:value="3.33">
            <text:p>3.33</text:p>
          </table:table-cell>
          <table:table-cell office:value-type="float" office:value="3.39">
            <text:p>3.39</text:p>
          </table:table-cell>
          <table:table-cell/>
        </table:table-row>
        <table:table-row table:style-name="ro2">
          <table:table-cell office:value-type="string">
            <text:p>10R 10C</text:p>
          </table:table-cell>
          <table:table-cell table:number-columns-repeated="2" office:value-type="float" office:value="0.685">
            <text:p>0.685</text:p>
          </table:table-cell>
          <table:table-cell/>
        </table:table-row>
        <table:table-row table:style-name="ro2">
          <table:table-cell office:value-type="string">
            <text:p>100R 1C</text:p>
          </table:table-cell>
          <table:table-cell office:value-type="float" office:value="26.911">
            <text:p>26.911</text:p>
          </table:table-cell>
          <table:table-cell office:value-type="float" office:value="26.126">
            <text:p>26.126</text:p>
          </table:table-cell>
          <table:table-cell/>
        </table:table-row>
        <table:table-row table:style-name="ro2">
          <table:table-cell office:value-type="string">
            <text:p>100R 10C</text:p>
          </table:table-cell>
          <table:table-cell office:value-type="float" office:value="4.365">
            <text:p>4.365</text:p>
          </table:table-cell>
          <table:table-cell office:value-type="float" office:value="4.304">
            <text:p>4.304</text:p>
          </table:table-cell>
          <table:table-cell/>
        </table:table-row>
        <table:table-row table:style-name="ro2">
          <table:table-cell office:value-type="string">
            <text:p>100R 100C</text:p>
          </table:table-cell>
          <table:table-cell office:value-type="float" office:value="3.03">
            <text:p>3.03</text:p>
          </table:table-cell>
          <table:table-cell office:value-type="float" office:value="3.075">
            <text:p>3.075</text:p>
          </table:table-cell>
          <table:table-cell/>
        </table:table-row>
        <table:table-row table:style-name="ro2">
          <table:table-cell office:value-type="string">
            <text:p>1000R 1C</text:p>
          </table:table-cell>
          <table:table-cell office:value-type="float" office:value="250.925">
            <text:p>250.925</text:p>
          </table:table-cell>
          <table:table-cell office:value-type="float" office:value="239.538">
            <text:p>239.538</text:p>
          </table:table-cell>
          <table:table-cell/>
        </table:table-row>
        <table:table-row table:style-name="ro2">
          <table:table-cell office:value-type="string">
            <text:p>1000R 10C</text:p>
          </table:table-cell>
          <table:table-cell office:value-type="float" office:value="34.889">
            <text:p>34.889</text:p>
          </table:table-cell>
          <table:table-cell office:value-type="float" office:value="33.747">
            <text:p>33.747</text:p>
          </table:table-cell>
          <table:table-cell/>
        </table:table-row>
        <table:table-row table:style-name="ro2">
          <table:table-cell office:value-type="string">
            <text:p>1000R 100C</text:p>
          </table:table-cell>
          <table:table-cell office:value-type="float" office:value="21.188">
            <text:p>21.188</text:p>
          </table:table-cell>
          <table:table-cell office:value-type="float" office:value="21.499">
            <text:p>21.499</text:p>
          </table:table-cell>
          <table:table-cell/>
        </table:table-row>
        <table:table-row table:style-name="ro2">
          <table:table-cell office:value-type="string">
            <text:p>1000R 1000C</text:p>
          </table:table-cell>
          <table:table-cell office:value-type="float" office:value="20.822">
            <text:p>20.822</text:p>
          </table:table-cell>
          <table:table-cell office:value-type="float" office:value="19.803">
            <text:p>19.803</text:p>
          </table:table-cell>
          <table:table-cell/>
        </table:table-row>
      </table:table>
      <table:table table:name="Failures" table:style-name="ta1" table:print="false">
        <table:table-column table:style-name="co1" table:number-columns-repeated="4" table:default-cell-style-name="Default"/>
        <table:table-row table:style-name="ro1">
          <table:table-cell office:value-type="string">
            <text:p>Failed requests</text:p>
          </table:table-cell>
          <table:table-cell table:number-columns-repeated="3"/>
        </table:table-row>
        <table:table-row table:style-name="ro2">
          <table:table-cell table:number-columns-repeated="4"/>
        </table:table-row>
        <table:table-row table:style-name="ro2">
          <table:table-cell/>
          <table:table-cell office:value-type="string">
            <text:p>J:false</text:p>
          </table:table-cell>
          <table:table-cell office:value-type="string">
            <text:p>J:true</text:p>
          </table:table-cell>
          <table:table-cell/>
        </table:table-row>
        <table:table-row table:style-name="ro2">
          <table:table-cell office:value-type="string">
            <text:p>10R 1C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>
            <draw:frame table:end-cell-address="Failures.O47" table:end-x="1.009cm" table:end-y="0.387cm" draw:z-index="0" draw:style-name="gr1" draw:text-style-name="P1" svg:width="24.4cm" svg:height="18.217cm" svg:x="1.448cm" svg:y="0.305cm">
              <draw:object draw:notify-on-update-of-ranges="Failures.A3:Failures.A3 Failures.A4:Failures.A12 Failures.B3:Failures.B3 Failures.B4:Failures.B12 Failures.C3:Failures.C3 Failures.C4:Failures.C12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</table:table-row>
        <table:table-row table:style-name="ro2">
          <table:table-cell office:value-type="string">
            <text:p>10R 10C</text:p>
          </table:table-cell>
          <table:table-cell table:number-columns-repeated="2" office:value-type="float" office:value="6">
            <text:p>6</text:p>
          </table:table-cell>
          <table:table-cell/>
        </table:table-row>
        <table:table-row table:style-name="ro2">
          <table:table-cell office:value-type="string">
            <text:p>100R 1C</text:p>
          </table:table-cell>
          <table:table-cell office:value-type="float" office:value="74">
            <text:p>74</text:p>
          </table:table-cell>
          <table:table-cell office:value-type="float" office:value="68">
            <text:p>68</text:p>
          </table:table-cell>
          <table:table-cell/>
        </table:table-row>
        <table:table-row table:style-name="ro2">
          <table:table-cell office:value-type="string">
            <text:p>100R 10C</text:p>
          </table:table-cell>
          <table:table-cell office:value-type="float" office:value="73">
            <text:p>73</text:p>
          </table:table-cell>
          <table:table-cell office:value-type="float" office:value="88">
            <text:p>88</text:p>
          </table:table-cell>
          <table:table-cell/>
        </table:table-row>
        <table:table-row table:style-name="ro2">
          <table:table-cell office:value-type="string">
            <text:p>100R 100C</text:p>
          </table:table-cell>
          <table:table-cell office:value-type="float" office:value="61">
            <text:p>61</text:p>
          </table:table-cell>
          <table:table-cell office:value-type="float" office:value="67">
            <text:p>67</text:p>
          </table:table-cell>
          <table:table-cell/>
        </table:table-row>
        <table:table-row table:style-name="ro2">
          <table:table-cell office:value-type="string">
            <text:p>1000R 1C</text:p>
          </table:table-cell>
          <table:table-cell office:value-type="float" office:value="790">
            <text:p>790</text:p>
          </table:table-cell>
          <table:table-cell office:value-type="float" office:value="680">
            <text:p>680</text:p>
          </table:table-cell>
          <table:table-cell/>
        </table:table-row>
        <table:table-row table:style-name="ro2">
          <table:table-cell office:value-type="string">
            <text:p>1000R 10C</text:p>
          </table:table-cell>
          <table:table-cell office:value-type="float" office:value="748">
            <text:p>748</text:p>
          </table:table-cell>
          <table:table-cell office:value-type="float" office:value="690">
            <text:p>690</text:p>
          </table:table-cell>
          <table:table-cell/>
        </table:table-row>
        <table:table-row table:style-name="ro2">
          <table:table-cell office:value-type="string">
            <text:p>1000R 100C</text:p>
          </table:table-cell>
          <table:table-cell office:value-type="float" office:value="743">
            <text:p>743</text:p>
          </table:table-cell>
          <table:table-cell office:value-type="float" office:value="824">
            <text:p>824</text:p>
          </table:table-cell>
          <table:table-cell/>
        </table:table-row>
        <table:table-row table:style-name="ro2">
          <table:table-cell office:value-type="string">
            <text:p>1000R 1000C</text:p>
          </table:table-cell>
          <table:table-cell office:value-type="float" office:value="780">
            <text:p>780</text:p>
          </table:table-cell>
          <table:table-cell office:value-type="float" office:value="712">
            <text:p>712</text:p>
          </table:table-cell>
          <table:table-cell/>
        </table:table-row>
      </table:table>
      <table:table table:name="RPS" table:style-name="ta1" table:print="false">
        <table:table-column table:style-name="co1" table:number-columns-repeated="4" table:default-cell-style-name="Default"/>
        <table:table-row table:style-name="ro1">
          <table:table-cell office:value-type="string">
            <text:p>Requests per second (mean)</text:p>
          </table:table-cell>
          <table:table-cell table:number-columns-repeated="3"/>
        </table:table-row>
        <table:table-row table:style-name="ro2">
          <table:table-cell table:number-columns-repeated="4"/>
        </table:table-row>
        <table:table-row table:style-name="ro2">
          <table:table-cell/>
          <table:table-cell office:value-type="string">
            <text:p>J:false</text:p>
          </table:table-cell>
          <table:table-cell office:value-type="string">
            <text:p>J:true</text:p>
          </table:table-cell>
          <table:table-cell>
            <draw:frame table:end-cell-address="RPS.O49" table:end-x="1.075cm" table:end-y="0.41cm" draw:z-index="0" draw:style-name="gr1" draw:text-style-name="P1" svg:width="24.981cm" svg:height="19.801cm" svg:x="0.933cm" svg:y="0.01cm">
              <draw:object draw:notify-on-update-of-ranges="RPS.A4:RPS.A12 RPS.B3:RPS.B3 RPS.B4:RPS.B12 RPS.C3:RPS.C3 RPS.C4:RPS.C12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</table:table-row>
        <table:table-row table:style-name="ro2">
          <table:table-cell office:value-type="string">
            <text:p>10R 1C</text:p>
          </table:table-cell>
          <table:table-cell office:value-type="float" office:value="3">
            <text:p>3</text:p>
          </table:table-cell>
          <table:table-cell office:value-type="float" office:value="2.95">
            <text:p>2.95</text:p>
          </table:table-cell>
          <table:table-cell/>
        </table:table-row>
        <table:table-row table:style-name="ro2">
          <table:table-cell office:value-type="string">
            <text:p>10R 10C</text:p>
          </table:table-cell>
          <table:table-cell office:value-type="float" office:value="14.61">
            <text:p>14.61</text:p>
          </table:table-cell>
          <table:table-cell office:value-type="float" office:value="14.59">
            <text:p>14.59</text:p>
          </table:table-cell>
          <table:table-cell/>
        </table:table-row>
        <table:table-row table:style-name="ro2">
          <table:table-cell office:value-type="string">
            <text:p>100R 1C</text:p>
          </table:table-cell>
          <table:table-cell office:value-type="float" office:value="3.72">
            <text:p>3.72</text:p>
          </table:table-cell>
          <table:table-cell office:value-type="float" office:value="3.83">
            <text:p>3.83</text:p>
          </table:table-cell>
          <table:table-cell/>
        </table:table-row>
        <table:table-row table:style-name="ro2">
          <table:table-cell office:value-type="string">
            <text:p>100R 10C</text:p>
          </table:table-cell>
          <table:table-cell office:value-type="float" office:value="22.91">
            <text:p>22.91</text:p>
          </table:table-cell>
          <table:table-cell office:value-type="float" office:value="23.23">
            <text:p>23.23</text:p>
          </table:table-cell>
          <table:table-cell/>
        </table:table-row>
        <table:table-row table:style-name="ro2">
          <table:table-cell office:value-type="string">
            <text:p>100R 100C</text:p>
          </table:table-cell>
          <table:table-cell office:value-type="float" office:value="33.01">
            <text:p>33.01</text:p>
          </table:table-cell>
          <table:table-cell office:value-type="float" office:value="32.52">
            <text:p>32.52</text:p>
          </table:table-cell>
          <table:table-cell/>
        </table:table-row>
        <table:table-row table:style-name="ro2">
          <table:table-cell office:value-type="string">
            <text:p>1000R 1C</text:p>
          </table:table-cell>
          <table:table-cell office:value-type="float" office:value="3.99">
            <text:p>3.99</text:p>
          </table:table-cell>
          <table:table-cell office:value-type="float" office:value="4.17">
            <text:p>4.17</text:p>
          </table:table-cell>
          <table:table-cell/>
        </table:table-row>
        <table:table-row table:style-name="ro2">
          <table:table-cell office:value-type="string">
            <text:p>1000R 10C</text:p>
          </table:table-cell>
          <table:table-cell office:value-type="float" office:value="28.66">
            <text:p>28.66</text:p>
          </table:table-cell>
          <table:table-cell office:value-type="float" office:value="29.63">
            <text:p>29.63</text:p>
          </table:table-cell>
          <table:table-cell/>
        </table:table-row>
        <table:table-row table:style-name="ro2">
          <table:table-cell office:value-type="string">
            <text:p>1000R 100C</text:p>
          </table:table-cell>
          <table:table-cell office:value-type="float" office:value="47.2">
            <text:p>47.2</text:p>
          </table:table-cell>
          <table:table-cell office:value-type="float" office:value="46.51">
            <text:p>46.51</text:p>
          </table:table-cell>
          <table:table-cell/>
        </table:table-row>
        <table:table-row table:style-name="ro2">
          <table:table-cell office:value-type="string">
            <text:p>1000R 1000C</text:p>
          </table:table-cell>
          <table:table-cell office:value-type="float" office:value="48.03">
            <text:p>48.03</text:p>
          </table:table-cell>
          <table:table-cell office:value-type="float" office:value="50.5">
            <text:p>50.5</text:p>
          </table:table-cell>
          <table:table-cell/>
        </table:table-row>
      </table:table>
      <table:table table:name="TPR" table:style-name="ta1" table:print="false">
        <table:table-column table:style-name="co1" table:number-columns-repeated="4" table:default-cell-style-name="Default"/>
        <table:table-row table:style-name="ro1">
          <table:table-cell office:value-type="string">
            <text:p>Time per request (mean, ms)</text:p>
          </table:table-cell>
          <table:table-cell table:number-columns-repeated="3"/>
        </table:table-row>
        <table:table-row table:style-name="ro2">
          <table:table-cell table:number-columns-repeated="3"/>
          <table:table-cell>
            <draw:frame table:end-cell-address="TPR.O51" table:end-x="1.755cm" table:end-y="0.278cm" draw:z-index="0" draw:style-name="gr1" draw:text-style-name="P1" svg:width="25.244cm" svg:height="20.8cm" svg:x="1.35cm" svg:y="0.144cm">
              <draw:object draw:notify-on-update-of-ranges="TPR.A4:TPR.A12 TPR.B3:TPR.B3 TPR.B4:TPR.B12 TPR.C3:TPR.C3 TPR.C4:TPR.C12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</table:table-row>
        <table:table-row table:style-name="ro2">
          <table:table-cell/>
          <table:table-cell office:value-type="string">
            <text:p>J:false</text:p>
          </table:table-cell>
          <table:table-cell office:value-type="string">
            <text:p>J:true</text:p>
          </table:table-cell>
          <table:table-cell/>
        </table:table-row>
        <table:table-row table:style-name="ro2">
          <table:table-cell office:value-type="string">
            <text:p>10R 1C</text:p>
          </table:table-cell>
          <table:table-cell office:value-type="float" office:value="332.979">
            <text:p>332.979</text:p>
          </table:table-cell>
          <table:table-cell office:value-type="float" office:value="338.958">
            <text:p>338.958</text:p>
          </table:table-cell>
          <table:table-cell/>
        </table:table-row>
        <table:table-row table:style-name="ro2">
          <table:table-cell office:value-type="string">
            <text:p>10R 10C</text:p>
          </table:table-cell>
          <table:table-cell office:value-type="float" office:value="684.668">
            <text:p>684.668</text:p>
          </table:table-cell>
          <table:table-cell office:value-type="float" office:value="685.176">
            <text:p>685.176</text:p>
          </table:table-cell>
          <table:table-cell/>
        </table:table-row>
        <table:table-row table:style-name="ro2">
          <table:table-cell office:value-type="string">
            <text:p>100R 1C</text:p>
          </table:table-cell>
          <table:table-cell office:value-type="float" office:value="269.11">
            <text:p>269.11</text:p>
          </table:table-cell>
          <table:table-cell office:value-type="float" office:value="261.255">
            <text:p>261.255</text:p>
          </table:table-cell>
          <table:table-cell/>
        </table:table-row>
        <table:table-row table:style-name="ro2">
          <table:table-cell office:value-type="string">
            <text:p>100R 10C</text:p>
          </table:table-cell>
          <table:table-cell office:value-type="float" office:value="436.526">
            <text:p>436.526</text:p>
          </table:table-cell>
          <table:table-cell office:value-type="float" office:value="430.437">
            <text:p>430.437</text:p>
          </table:table-cell>
          <table:table-cell/>
        </table:table-row>
        <table:table-row table:style-name="ro2">
          <table:table-cell office:value-type="string">
            <text:p>100R 100C</text:p>
          </table:table-cell>
          <table:table-cell office:value-type="float" office:value="3029.685">
            <text:p>3029.685</text:p>
          </table:table-cell>
          <table:table-cell office:value-type="float" office:value="3075.36">
            <text:p>3075.36</text:p>
          </table:table-cell>
          <table:table-cell/>
        </table:table-row>
        <table:table-row table:style-name="ro2">
          <table:table-cell office:value-type="string">
            <text:p>1000R 1C</text:p>
          </table:table-cell>
          <table:table-cell office:value-type="float" office:value="250.925">
            <text:p>250.925</text:p>
          </table:table-cell>
          <table:table-cell office:value-type="float" office:value="239.538">
            <text:p>239.538</text:p>
          </table:table-cell>
          <table:table-cell/>
        </table:table-row>
        <table:table-row table:style-name="ro2">
          <table:table-cell office:value-type="string">
            <text:p>1000R 10C</text:p>
          </table:table-cell>
          <table:table-cell office:value-type="float" office:value="348.889">
            <text:p>348.889</text:p>
          </table:table-cell>
          <table:table-cell office:value-type="float" office:value="337.469">
            <text:p>337.469</text:p>
          </table:table-cell>
          <table:table-cell/>
        </table:table-row>
        <table:table-row table:style-name="ro2">
          <table:table-cell office:value-type="string">
            <text:p>1000R 100C</text:p>
          </table:table-cell>
          <table:table-cell office:value-type="float" office:value="2118.755">
            <text:p>2118.755</text:p>
          </table:table-cell>
          <table:table-cell office:value-type="float" office:value="2149.86">
            <text:p>2149.86</text:p>
          </table:table-cell>
          <table:table-cell/>
        </table:table-row>
        <table:table-row table:style-name="ro2">
          <table:table-cell office:value-type="string">
            <text:p>1000R 1000C</text:p>
          </table:table-cell>
          <table:table-cell office:value-type="float" office:value="20821.906">
            <text:p>20821.906</text:p>
          </table:table-cell>
          <table:table-cell office:value-type="float" office:value="19802.729">
            <text:p>19802.729</text:p>
          </table:table-cell>
          <table:table-cell/>
        </table:table-row>
      </table:table>
      <table:table table:name="TPRC" table:style-name="ta1" table:print="false">
        <table:table-column table:style-name="co1" table:number-columns-repeated="4" table:default-cell-style-name="Default"/>
        <table:table-row table:style-name="ro1">
          <table:table-cell office:value-type="string">
            <text:p>Time per request (mean across all concurrent requests, ms)</text:p>
          </table:table-cell>
          <table:table-cell table:number-columns-repeated="3"/>
        </table:table-row>
        <table:table-row table:style-name="ro2">
          <table:table-cell table:number-columns-repeated="4"/>
        </table:table-row>
        <table:table-row table:style-name="ro2">
          <table:table-cell/>
          <table:table-cell office:value-type="string">
            <text:p>J:false</text:p>
          </table:table-cell>
          <table:table-cell office:value-type="string">
            <text:p>J:true</text:p>
          </table:table-cell>
          <table:table-cell>
            <draw:frame table:end-cell-address="TPRC.P49" table:end-x="0.637cm" table:end-y="0.343cm" draw:z-index="0" draw:style-name="gr1" draw:text-style-name="P1" svg:width="26.581cm" svg:height="19.467cm" svg:x="1.153cm" svg:y="0.277cm">
              <draw:object draw:notify-on-update-of-ranges="TPRC.A3:TPRC.A3 TPRC.A4:TPRC.A12 TPRC.B3:TPRC.B3 TPRC.B4:TPRC.B12 TPRC.C3:TPRC.C3 TPRC.C4:TPRC.C12" xlink:href="./Object 5" xlink:type="simple" xlink:show="embed" xlink:actuate="onLoad">
                <text:p/>
              </draw:object>
              <draw:image xlink:href="./ObjectReplacements/Object 5" xlink:type="simple" xlink:show="embed" xlink:actuate="onLoad"/>
            </draw:frame>
          </table:table-cell>
        </table:table-row>
        <table:table-row table:style-name="ro2">
          <table:table-cell office:value-type="string">
            <text:p>10R 1C</text:p>
          </table:table-cell>
          <table:table-cell office:value-type="float" office:value="332.979">
            <text:p>332.979</text:p>
          </table:table-cell>
          <table:table-cell office:value-type="float" office:value="338.958">
            <text:p>338.958</text:p>
          </table:table-cell>
          <table:table-cell/>
        </table:table-row>
        <table:table-row table:style-name="ro2">
          <table:table-cell office:value-type="string">
            <text:p>10R 10C</text:p>
          </table:table-cell>
          <table:table-cell office:value-type="float" office:value="68.467">
            <text:p>68.467</text:p>
          </table:table-cell>
          <table:table-cell office:value-type="float" office:value="68.518">
            <text:p>68.518</text:p>
          </table:table-cell>
          <table:table-cell/>
        </table:table-row>
        <table:table-row table:style-name="ro2">
          <table:table-cell office:value-type="string">
            <text:p>100R 1C</text:p>
          </table:table-cell>
          <table:table-cell office:value-type="float" office:value="269.11">
            <text:p>269.11</text:p>
          </table:table-cell>
          <table:table-cell office:value-type="float" office:value="261.255">
            <text:p>261.255</text:p>
          </table:table-cell>
          <table:table-cell/>
        </table:table-row>
        <table:table-row table:style-name="ro2">
          <table:table-cell office:value-type="string">
            <text:p>100R 10C</text:p>
          </table:table-cell>
          <table:table-cell office:value-type="float" office:value="43.653">
            <text:p>43.653</text:p>
          </table:table-cell>
          <table:table-cell office:value-type="float" office:value="43.044">
            <text:p>43.044</text:p>
          </table:table-cell>
          <table:table-cell/>
        </table:table-row>
        <table:table-row table:style-name="ro2">
          <table:table-cell office:value-type="string">
            <text:p>100R 100C</text:p>
          </table:table-cell>
          <table:table-cell office:value-type="float" office:value="30.297">
            <text:p>30.297</text:p>
          </table:table-cell>
          <table:table-cell office:value-type="float" office:value="30.754">
            <text:p>30.754</text:p>
          </table:table-cell>
          <table:table-cell/>
        </table:table-row>
        <table:table-row table:style-name="ro2">
          <table:table-cell office:value-type="string">
            <text:p>1000R 1C</text:p>
          </table:table-cell>
          <table:table-cell office:value-type="float" office:value="250.925">
            <text:p>250.925</text:p>
          </table:table-cell>
          <table:table-cell office:value-type="float" office:value="239.538">
            <text:p>239.538</text:p>
          </table:table-cell>
          <table:table-cell/>
        </table:table-row>
        <table:table-row table:style-name="ro2">
          <table:table-cell office:value-type="string">
            <text:p>1000R 10C</text:p>
          </table:table-cell>
          <table:table-cell office:value-type="float" office:value="34.889">
            <text:p>34.889</text:p>
          </table:table-cell>
          <table:table-cell office:value-type="float" office:value="33.747">
            <text:p>33.747</text:p>
          </table:table-cell>
          <table:table-cell/>
        </table:table-row>
        <table:table-row table:style-name="ro2">
          <table:table-cell office:value-type="string">
            <text:p>1000R 100C</text:p>
          </table:table-cell>
          <table:table-cell office:value-type="float" office:value="21.188">
            <text:p>21.188</text:p>
          </table:table-cell>
          <table:table-cell office:value-type="float" office:value="21.499">
            <text:p>21.499</text:p>
          </table:table-cell>
          <table:table-cell/>
        </table:table-row>
        <table:table-row table:style-name="ro2">
          <table:table-cell office:value-type="string">
            <text:p>1000R 1000C</text:p>
          </table:table-cell>
          <table:table-cell office:value-type="float" office:value="20.822">
            <text:p>20.822</text:p>
          </table:table-cell>
          <table:table-cell office:value-type="float" office:value="19.803">
            <text:p>19.803</text:p>
          </table:table-cell>
          <table:table-cell/>
        </table:table-row>
      </table:table>
      <table:table table:name="Min" table:style-name="ta1" table:print="false">
        <table:table-column table:style-name="co1" table:number-columns-repeated="4" table:default-cell-style-name="Default"/>
        <table:table-row table:style-name="ro2">
          <table:table-cell office:value-type="string">
            <text:p>Min (ms)</text:p>
          </table:table-cell>
          <table:table-cell table:number-columns-repeated="3"/>
        </table:table-row>
        <table:table-row table:style-name="ro2">
          <table:table-cell table:number-columns-repeated="4"/>
        </table:table-row>
        <table:table-row table:style-name="ro2">
          <table:table-cell/>
          <table:table-cell office:value-type="string">
            <text:p>J:false</text:p>
          </table:table-cell>
          <table:table-cell office:value-type="string">
            <text:p>J:true</text:p>
          </table:table-cell>
          <table:table-cell>
            <draw:frame table:end-cell-address="Min.P44" table:end-x="0.111cm" table:end-y="0.222cm" draw:z-index="0" draw:style-name="gr1" draw:text-style-name="P1" svg:width="25.594cm" svg:height="17.235cm" svg:x="1.614cm" svg:y="0.279cm">
              <draw:object draw:notify-on-update-of-ranges="Min.A3:Min.A3 Min.B3:Min.B3 Min.C3:Min.C3" xlink:href="./Object 6" xlink:type="simple" xlink:show="embed" xlink:actuate="onLoad">
                <text:p/>
              </draw:object>
              <draw:image xlink:href="./ObjectReplacements/Object 6" xlink:type="simple" xlink:show="embed" xlink:actuate="onLoad"/>
            </draw:frame>
          </table:table-cell>
        </table:table-row>
        <table:table-row table:style-name="ro2">
          <table:table-cell office:value-type="string">
            <text:p>10R 1C</text:p>
          </table:table-cell>
          <table:table-cell office:value-type="float" office:value="257">
            <text:p>257</text:p>
          </table:table-cell>
          <table:table-cell office:value-type="float" office:value="277">
            <text:p>277</text:p>
          </table:table-cell>
          <table:table-cell/>
        </table:table-row>
        <table:table-row table:style-name="ro2">
          <table:table-cell office:value-type="string">
            <text:p>10R 10C</text:p>
          </table:table-cell>
          <table:table-cell office:value-type="float" office:value="516">
            <text:p>516</text:p>
          </table:table-cell>
          <table:table-cell office:value-type="float" office:value="597">
            <text:p>597</text:p>
          </table:table-cell>
          <table:table-cell/>
        </table:table-row>
        <table:table-row table:style-name="ro2">
          <table:table-cell office:value-type="string">
            <text:p>100R 1C</text:p>
          </table:table-cell>
          <table:table-cell office:value-type="float" office:value="230">
            <text:p>230</text:p>
          </table:table-cell>
          <table:table-cell office:value-type="float" office:value="227">
            <text:p>227</text:p>
          </table:table-cell>
          <table:table-cell/>
        </table:table-row>
        <table:table-row table:style-name="ro2">
          <table:table-cell office:value-type="string">
            <text:p>100R 10C</text:p>
          </table:table-cell>
          <table:table-cell office:value-type="float" office:value="263">
            <text:p>263</text:p>
          </table:table-cell>
          <table:table-cell office:value-type="float" office:value="230">
            <text:p>230</text:p>
          </table:table-cell>
          <table:table-cell/>
        </table:table-row>
        <table:table-row table:style-name="ro2">
          <table:table-cell office:value-type="string">
            <text:p>100R 100C</text:p>
          </table:table-cell>
          <table:table-cell office:value-type="float" office:value="823">
            <text:p>823</text:p>
          </table:table-cell>
          <table:table-cell office:value-type="float" office:value="1336">
            <text:p>1336</text:p>
          </table:table-cell>
          <table:table-cell/>
        </table:table-row>
        <table:table-row table:style-name="ro2">
          <table:table-cell office:value-type="string">
            <text:p>1000R 1C</text:p>
          </table:table-cell>
          <table:table-cell office:value-type="float" office:value="205">
            <text:p>205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1000R 10C</text:p>
          </table:table-cell>
          <table:table-cell office:value-type="float" office:value="227">
            <text:p>227</text:p>
          </table:table-cell>
          <table:table-cell office:value-type="float" office:value="217">
            <text:p>217</text:p>
          </table:table-cell>
          <table:table-cell/>
        </table:table-row>
        <table:table-row table:style-name="ro2">
          <table:table-cell office:value-type="string">
            <text:p>1000R 100C</text:p>
          </table:table-cell>
          <table:table-cell office:value-type="float" office:value="759">
            <text:p>759</text:p>
          </table:table-cell>
          <table:table-cell office:value-type="float" office:value="790">
            <text:p>790</text:p>
          </table:table-cell>
          <table:table-cell/>
        </table:table-row>
        <table:table-row table:style-name="ro2">
          <table:table-cell office:value-type="string">
            <text:p>1000R 1000C</text:p>
          </table:table-cell>
          <table:table-cell office:value-type="float" office:value="1952">
            <text:p>1952</text:p>
          </table:table-cell>
          <table:table-cell office:value-type="float" office:value="928">
            <text:p>928</text:p>
          </table:table-cell>
          <table:table-cell/>
        </table:table-row>
      </table:table>
      <table:table table:name="Mean+" table:style-name="ta1" table:print="false">
        <table:table-column table:style-name="co1" table:number-columns-repeated="4" table:default-cell-style-name="Default"/>
        <table:table-row table:style-name="ro1">
          <table:table-cell office:value-type="string">
            <text:p>Mean (ms)</text:p>
          </table:table-cell>
          <table:table-cell table:number-columns-repeated="3"/>
        </table:table-row>
        <table:table-row table:style-name="ro2">
          <table:table-cell table:number-columns-repeated="3"/>
          <table:table-cell>
            <draw:frame table:end-cell-address="'Mean+'.O44" table:end-x="1.886cm" table:end-y="0.231cm" draw:z-index="0" draw:style-name="gr1" draw:text-style-name="P1" svg:width="25.331cm" svg:height="17.801cm" svg:x="1.394cm" svg:y="0.144cm">
              <draw:object draw:notify-on-update-of-ranges="'Mean+'.A3:'Mean+'.A3 'Mean+'.A4:'Mean+'.A12 'Mean+'.B3:'Mean+'.B3 'Mean+'.B4:'Mean+'.B12 'Mean+'.C3:'Mean+'.C3 'Mean+'.C4:'Mean+'.C12" xlink:href="./Object 7" xlink:type="simple" xlink:show="embed" xlink:actuate="onLoad">
                <text:p/>
              </draw:object>
              <draw:image xlink:href="./ObjectReplacements/Object 7" xlink:type="simple" xlink:show="embed" xlink:actuate="onLoad"/>
            </draw:frame>
          </table:table-cell>
        </table:table-row>
        <table:table-row table:style-name="ro2">
          <table:table-cell/>
          <table:table-cell office:value-type="string">
            <text:p>J:false</text:p>
          </table:table-cell>
          <table:table-cell office:value-type="string">
            <text:p>J:true</text:p>
          </table:table-cell>
          <table:table-cell/>
        </table:table-row>
        <table:table-row table:style-name="ro2">
          <table:table-cell office:value-type="string">
            <text:p>10R 1C</text:p>
          </table:table-cell>
          <table:table-cell office:value-type="float" office:value="333">
            <text:p>333</text:p>
          </table:table-cell>
          <table:table-cell office:value-type="float" office:value="339">
            <text:p>339</text:p>
          </table:table-cell>
          <table:table-cell/>
        </table:table-row>
        <table:table-row table:style-name="ro2">
          <table:table-cell office:value-type="string">
            <text:p>10R 10C</text:p>
          </table:table-cell>
          <table:table-cell office:value-type="float" office:value="614">
            <text:p>614</text:p>
          </table:table-cell>
          <table:table-cell office:value-type="float" office:value="644">
            <text:p>644</text:p>
          </table:table-cell>
          <table:table-cell/>
        </table:table-row>
        <table:table-row table:style-name="ro2">
          <table:table-cell office:value-type="string">
            <text:p>100R 1C</text:p>
          </table:table-cell>
          <table:table-cell office:value-type="float" office:value="269">
            <text:p>269</text:p>
          </table:table-cell>
          <table:table-cell office:value-type="float" office:value="261">
            <text:p>261</text:p>
          </table:table-cell>
          <table:table-cell/>
        </table:table-row>
        <table:table-row table:style-name="ro2">
          <table:table-cell office:value-type="string">
            <text:p>100R 10C</text:p>
          </table:table-cell>
          <table:table-cell office:value-type="float" office:value="425">
            <text:p>425</text:p>
          </table:table-cell>
          <table:table-cell office:value-type="float" office:value="416">
            <text:p>416</text:p>
          </table:table-cell>
          <table:table-cell/>
        </table:table-row>
        <table:table-row table:style-name="ro2">
          <table:table-cell office:value-type="string">
            <text:p>100R 100C</text:p>
          </table:table-cell>
          <table:table-cell office:value-type="float" office:value="2485">
            <text:p>2485</text:p>
          </table:table-cell>
          <table:table-cell office:value-type="float" office:value="2505">
            <text:p>2505</text:p>
          </table:table-cell>
          <table:table-cell/>
        </table:table-row>
        <table:table-row table:style-name="ro2">
          <table:table-cell office:value-type="string">
            <text:p>1000R 1C</text:p>
          </table:table-cell>
          <table:table-cell office:value-type="float" office:value="251">
            <text:p>251</text:p>
          </table:table-cell>
          <table:table-cell office:value-type="float" office:value="243">
            <text:p>243</text:p>
          </table:table-cell>
          <table:table-cell/>
        </table:table-row>
        <table:table-row table:style-name="ro2">
          <table:table-cell office:value-type="string">
            <text:p>1000R 10C</text:p>
          </table:table-cell>
          <table:table-cell office:value-type="float" office:value="347">
            <text:p>347</text:p>
          </table:table-cell>
          <table:table-cell office:value-type="float" office:value="336">
            <text:p>336</text:p>
          </table:table-cell>
          <table:table-cell/>
        </table:table-row>
        <table:table-row table:style-name="ro2">
          <table:table-cell office:value-type="string">
            <text:p>1000R 100C</text:p>
          </table:table-cell>
          <table:table-cell office:value-type="float" office:value="2047">
            <text:p>2047</text:p>
          </table:table-cell>
          <table:table-cell office:value-type="float" office:value="2101">
            <text:p>2101</text:p>
          </table:table-cell>
          <table:table-cell/>
        </table:table-row>
        <table:table-row table:style-name="ro2">
          <table:table-cell office:value-type="string">
            <text:p>1000R 1000C</text:p>
          </table:table-cell>
          <table:table-cell office:value-type="float" office:value="15831">
            <text:p>15831</text:p>
          </table:table-cell>
          <table:table-cell office:value-type="float" office:value="14122">
            <text:p>14122</text:p>
          </table:table-cell>
          <table:table-cell/>
        </table:table-row>
      </table:table>
      <table:table table:name="Mean-sd" table:style-name="ta1" table:print="false">
        <table:table-column table:style-name="co1" table:number-columns-repeated="4" table:default-cell-style-name="Default"/>
        <table:table-row table:style-name="ro1">
          <table:table-cell office:value-type="string">
            <text:p>Mean+/-sd (ms)</text:p>
          </table:table-cell>
          <table:table-cell table:number-columns-repeated="3"/>
        </table:table-row>
        <table:table-row table:style-name="ro2">
          <table:table-cell table:number-columns-repeated="3"/>
          <table:table-cell>
            <draw:frame table:end-cell-address="'Mean-sd'.P40" table:end-x="0.067cm" table:end-y="0.407cm" draw:z-index="0" draw:style-name="gr1" draw:text-style-name="P1" svg:width="26.208cm" svg:height="16.335cm" svg:x="0.956cm" svg:y="0.099cm">
              <draw:object draw:notify-on-update-of-ranges="'Mean-sd'.A3:'Mean-sd'.A3 'Mean-sd'.A4:'Mean-sd'.A12 'Mean-sd'.B3:'Mean-sd'.B3 'Mean-sd'.B4:'Mean-sd'.B12 'Mean-sd'.C3:'Mean-sd'.C3 'Mean-sd'.C4:'Mean-sd'.C12" xlink:href="./Object 8" xlink:type="simple" xlink:show="embed" xlink:actuate="onLoad">
                <text:p/>
              </draw:object>
              <draw:image xlink:href="./ObjectReplacements/Object 8" xlink:type="simple" xlink:show="embed" xlink:actuate="onLoad"/>
            </draw:frame>
          </table:table-cell>
        </table:table-row>
        <table:table-row table:style-name="ro2">
          <table:table-cell/>
          <table:table-cell office:value-type="string">
            <text:p>J:false</text:p>
          </table:table-cell>
          <table:table-cell office:value-type="string">
            <text:p>J:true</text:p>
          </table:table-cell>
          <table:table-cell/>
        </table:table-row>
        <table:table-row table:style-name="ro2">
          <table:table-cell office:value-type="string">
            <text:p>10R 1C</text:p>
          </table:table-cell>
          <table:table-cell office:value-type="float" office:value="111.6">
            <text:p>111.6</text:p>
          </table:table-cell>
          <table:table-cell office:value-type="float" office:value="120">
            <text:p>120</text:p>
          </table:table-cell>
          <table:table-cell/>
        </table:table-row>
        <table:table-row table:style-name="ro2">
          <table:table-cell office:value-type="string">
            <text:p>10R 10C</text:p>
          </table:table-cell>
          <table:table-cell office:value-type="float" office:value="73.7">
            <text:p>73.7</text:p>
          </table:table-cell>
          <table:table-cell office:value-type="float" office:value="31.3">
            <text:p>31.3</text:p>
          </table:table-cell>
          <table:table-cell/>
        </table:table-row>
        <table:table-row table:style-name="ro2">
          <table:table-cell office:value-type="string">
            <text:p>100R 1C</text:p>
          </table:table-cell>
          <table:table-cell office:value-type="float" office:value="33.3">
            <text:p>33.3</text:p>
          </table:table-cell>
          <table:table-cell office:value-type="float" office:value="27">
            <text:p>27</text:p>
          </table:table-cell>
          <table:table-cell/>
        </table:table-row>
        <table:table-row table:style-name="ro2">
          <table:table-cell office:value-type="string">
            <text:p>100R 10C</text:p>
          </table:table-cell>
          <table:table-cell office:value-type="float" office:value="97.8">
            <text:p>97.8</text:p>
          </table:table-cell>
          <table:table-cell office:value-type="float" office:value="106.7">
            <text:p>106.7</text:p>
          </table:table-cell>
          <table:table-cell/>
        </table:table-row>
        <table:table-row table:style-name="ro2">
          <table:table-cell office:value-type="string">
            <text:p>100R 100C</text:p>
          </table:table-cell>
          <table:table-cell office:value-type="float" office:value="588.2">
            <text:p>588.2</text:p>
          </table:table-cell>
          <table:table-cell office:value-type="float" office:value="538.9">
            <text:p>538.9</text:p>
          </table:table-cell>
          <table:table-cell/>
        </table:table-row>
        <table:table-row table:style-name="ro2">
          <table:table-cell office:value-type="string">
            <text:p>1000R 1C</text:p>
          </table:table-cell>
          <table:table-cell office:value-type="float" office:value="31.1">
            <text:p>31.1</text:p>
          </table:table-cell>
          <table:table-cell office:value-type="float" office:value="32.3">
            <text:p>32.3</text:p>
          </table:table-cell>
          <table:table-cell/>
        </table:table-row>
        <table:table-row table:style-name="ro2">
          <table:table-cell office:value-type="string">
            <text:p>1000R 10C</text:p>
          </table:table-cell>
          <table:table-cell office:value-type="float" office:value="60.2">
            <text:p>60.2</text:p>
          </table:table-cell>
          <table:table-cell office:value-type="float" office:value="57.6">
            <text:p>57.6</text:p>
          </table:table-cell>
          <table:table-cell/>
        </table:table-row>
        <table:table-row table:style-name="ro2">
          <table:table-cell office:value-type="string">
            <text:p>1000R 100C</text:p>
          </table:table-cell>
          <table:table-cell office:value-type="float" office:value="555.2">
            <text:p>555.2</text:p>
          </table:table-cell>
          <table:table-cell office:value-type="float" office:value="570.8">
            <text:p>570.8</text:p>
          </table:table-cell>
          <table:table-cell/>
        </table:table-row>
        <table:table-row table:style-name="ro2">
          <table:table-cell office:value-type="string">
            <text:p>1000R 1000C</text:p>
          </table:table-cell>
          <table:table-cell office:value-type="float" office:value="5132.2">
            <text:p>5132.2</text:p>
          </table:table-cell>
          <table:table-cell office:value-type="float" office:value="5488.5">
            <text:p>5488.5</text:p>
          </table:table-cell>
          <table:table-cell/>
        </table:table-row>
      </table:table>
      <table:table table:name="Median" table:style-name="ta1" table:print="false">
        <table:table-column table:style-name="co1" table:number-columns-repeated="4" table:default-cell-style-name="Default"/>
        <table:table-row table:style-name="ro1">
          <table:table-cell office:value-type="string">
            <text:p>Median (ms)</text:p>
          </table:table-cell>
          <table:table-cell table:number-columns-repeated="3"/>
        </table:table-row>
        <table:table-row table:style-name="ro2">
          <table:table-cell table:number-columns-repeated="4"/>
        </table:table-row>
        <table:table-row table:style-name="ro2">
          <table:table-cell/>
          <table:table-cell office:value-type="string">
            <text:p>J:false</text:p>
          </table:table-cell>
          <table:table-cell office:value-type="string">
            <text:p>J:true</text:p>
          </table:table-cell>
          <table:table-cell>
            <draw:frame table:end-cell-address="Median.O39" table:end-x="2.127cm" table:end-y="0.185cm" draw:z-index="0" draw:style-name="gr1" draw:text-style-name="P1" svg:width="24.892cm" svg:height="15.158cm" svg:x="2.074cm" svg:y="0.21cm">
              <draw:object draw:notify-on-update-of-ranges="Median.A3:Median.A3 Median.A4:Median.A12 Median.B3:Median.B3 Median.B4:Median.B12 Median.C3:Median.C3 Median.C4:Median.C12" xlink:href="./Object 9" xlink:type="simple" xlink:show="embed" xlink:actuate="onLoad">
                <text:p/>
              </draw:object>
              <draw:image xlink:href="./ObjectReplacements/Object 9" xlink:type="simple" xlink:show="embed" xlink:actuate="onLoad"/>
            </draw:frame>
          </table:table-cell>
        </table:table-row>
        <table:table-row table:style-name="ro2">
          <table:table-cell office:value-type="string">
            <text:p>10R 1C</text:p>
          </table:table-cell>
          <table:table-cell office:value-type="float" office:value="293">
            <text:p>293</text:p>
          </table:table-cell>
          <table:table-cell office:value-type="float" office:value="287">
            <text:p>287</text:p>
          </table:table-cell>
          <table:table-cell/>
        </table:table-row>
        <table:table-row table:style-name="ro2">
          <table:table-cell office:value-type="string">
            <text:p>10R 10C</text:p>
          </table:table-cell>
          <table:table-cell office:value-type="float" office:value="657">
            <text:p>657</text:p>
          </table:table-cell>
          <table:table-cell office:value-type="float" office:value="652">
            <text:p>652</text:p>
          </table:table-cell>
          <table:table-cell/>
        </table:table-row>
        <table:table-row table:style-name="ro2">
          <table:table-cell office:value-type="string">
            <text:p>100R 1C</text:p>
          </table:table-cell>
          <table:table-cell office:value-type="float" office:value="260">
            <text:p>260</text:p>
          </table:table-cell>
          <table:table-cell office:value-type="float" office:value="251">
            <text:p>251</text:p>
          </table:table-cell>
          <table:table-cell/>
        </table:table-row>
        <table:table-row table:style-name="ro2">
          <table:table-cell office:value-type="string">
            <text:p>100R 10C</text:p>
          </table:table-cell>
          <table:table-cell office:value-type="float" office:value="413">
            <text:p>413</text:p>
          </table:table-cell>
          <table:table-cell office:value-type="float" office:value="411">
            <text:p>411</text:p>
          </table:table-cell>
          <table:table-cell/>
        </table:table-row>
        <table:table-row table:style-name="ro2">
          <table:table-cell office:value-type="string">
            <text:p>100R 100C</text:p>
          </table:table-cell>
          <table:table-cell office:value-type="float" office:value="2824">
            <text:p>2824</text:p>
          </table:table-cell>
          <table:table-cell office:value-type="float" office:value="2613">
            <text:p>2613</text:p>
          </table:table-cell>
          <table:table-cell/>
        </table:table-row>
        <table:table-row table:style-name="ro2">
          <table:table-cell office:value-type="string">
            <text:p>1000R 1C</text:p>
          </table:table-cell>
          <table:table-cell office:value-type="float" office:value="244">
            <text:p>244</text:p>
          </table:table-cell>
          <table:table-cell office:value-type="float" office:value="236">
            <text:p>236</text:p>
          </table:table-cell>
          <table:table-cell/>
        </table:table-row>
        <table:table-row table:style-name="ro2">
          <table:table-cell office:value-type="string">
            <text:p>1000R 10C</text:p>
          </table:table-cell>
          <table:table-cell office:value-type="float" office:value="341">
            <text:p>341</text:p>
          </table:table-cell>
          <table:table-cell office:value-type="float" office:value="329">
            <text:p>329</text:p>
          </table:table-cell>
          <table:table-cell/>
        </table:table-row>
        <table:table-row table:style-name="ro2">
          <table:table-cell office:value-type="string">
            <text:p>1000R 100C</text:p>
          </table:table-cell>
          <table:table-cell office:value-type="float" office:value="2009">
            <text:p>2009</text:p>
          </table:table-cell>
          <table:table-cell office:value-type="float" office:value="1968">
            <text:p>1968</text:p>
          </table:table-cell>
          <table:table-cell/>
        </table:table-row>
        <table:table-row table:style-name="ro2">
          <table:table-cell office:value-type="string">
            <text:p>1000R 1000C</text:p>
          </table:table-cell>
          <table:table-cell office:value-type="float" office:value="17438">
            <text:p>17438</text:p>
          </table:table-cell>
          <table:table-cell office:value-type="float" office:value="16344">
            <text:p>16344</text:p>
          </table:table-cell>
          <table:table-cell/>
        </table:table-row>
      </table:table>
      <table:table table:name="Max" table:style-name="ta1" table:print="false">
        <table:table-column table:style-name="co1" table:number-columns-repeated="4" table:default-cell-style-name="Default"/>
        <table:table-row table:style-name="ro2">
          <table:table-cell office:value-type="string">
            <text:p>Max (ms)</text:p>
          </table:table-cell>
          <table:table-cell table:number-columns-repeated="3"/>
        </table:table-row>
        <table:table-row table:style-name="ro2">
          <table:table-cell table:number-columns-repeated="4"/>
        </table:table-row>
        <table:table-row table:style-name="ro2">
          <table:table-cell/>
          <table:table-cell office:value-type="string">
            <text:p>J:false</text:p>
          </table:table-cell>
          <table:table-cell office:value-type="string">
            <text:p>J:true</text:p>
          </table:table-cell>
          <table:table-cell>
            <draw:frame table:end-cell-address="Max.O41" table:end-x="1.952cm" table:end-y="0.2cm" draw:z-index="0" draw:style-name="gr1" draw:text-style-name="P1" svg:width="25.045cm" svg:height="15.949cm" svg:x="1.746cm" svg:y="0.278cm">
              <draw:object draw:notify-on-update-of-ranges="Max.A3:Max.A3 Max.A4:Max.A12 Max.B3:Max.B3 Max.B4:Max.B12 Max.C3:Max.C3 Max.C4:Max.C12" xlink:href="./Object 10" xlink:type="simple" xlink:show="embed" xlink:actuate="onLoad">
                <text:p/>
              </draw:object>
              <draw:image xlink:href="./ObjectReplacements/Object 10" xlink:type="simple" xlink:show="embed" xlink:actuate="onLoad"/>
            </draw:frame>
          </table:table-cell>
        </table:table-row>
        <table:table-row table:style-name="ro2">
          <table:table-cell office:value-type="string">
            <text:p>10R 1C</text:p>
          </table:table-cell>
          <table:table-cell office:value-type="float" office:value="577">
            <text:p>577</text:p>
          </table:table-cell>
          <table:table-cell office:value-type="float" office:value="612">
            <text:p>612</text:p>
          </table:table-cell>
          <table:table-cell/>
        </table:table-row>
        <table:table-row table:style-name="ro2">
          <table:table-cell office:value-type="string">
            <text:p>10R 10C</text:p>
          </table:table-cell>
          <table:table-cell office:value-type="float" office:value="684">
            <text:p>684</text:p>
          </table:table-cell>
          <table:table-cell office:value-type="float" office:value="685">
            <text:p>685</text:p>
          </table:table-cell>
          <table:table-cell/>
        </table:table-row>
        <table:table-row table:style-name="ro2">
          <table:table-cell office:value-type="string">
            <text:p>100R 1C</text:p>
          </table:table-cell>
          <table:table-cell office:value-type="float" office:value="454">
            <text:p>454</text:p>
          </table:table-cell>
          <table:table-cell office:value-type="float" office:value="407">
            <text:p>407</text:p>
          </table:table-cell>
          <table:table-cell/>
        </table:table-row>
        <table:table-row table:style-name="ro2">
          <table:table-cell office:value-type="string">
            <text:p>100R 10C</text:p>
          </table:table-cell>
          <table:table-cell office:value-type="float" office:value="699">
            <text:p>699</text:p>
          </table:table-cell>
          <table:table-cell office:value-type="float" office:value="665">
            <text:p>665</text:p>
          </table:table-cell>
          <table:table-cell/>
        </table:table-row>
        <table:table-row table:style-name="ro2">
          <table:table-cell office:value-type="string">
            <text:p>100R 100C</text:p>
          </table:table-cell>
          <table:table-cell office:value-type="float" office:value="3024">
            <text:p>3024</text:p>
          </table:table-cell>
          <table:table-cell office:value-type="float" office:value="3071">
            <text:p>3071</text:p>
          </table:table-cell>
          <table:table-cell/>
        </table:table-row>
        <table:table-row table:style-name="ro2">
          <table:table-cell office:value-type="string">
            <text:p>1000R 1C</text:p>
          </table:table-cell>
          <table:table-cell office:value-type="float" office:value="549">
            <text:p>549</text:p>
          </table:table-cell>
          <table:table-cell office:value-type="float" office:value="769">
            <text:p>769</text:p>
          </table:table-cell>
          <table:table-cell/>
        </table:table-row>
        <table:table-row table:style-name="ro2">
          <table:table-cell office:value-type="string">
            <text:p>1000R 10C</text:p>
          </table:table-cell>
          <table:table-cell office:value-type="float" office:value="568">
            <text:p>568</text:p>
          </table:table-cell>
          <table:table-cell office:value-type="float" office:value="596">
            <text:p>596</text:p>
          </table:table-cell>
          <table:table-cell/>
        </table:table-row>
        <table:table-row table:style-name="ro2">
          <table:table-cell office:value-type="string">
            <text:p>1000R 100C</text:p>
          </table:table-cell>
          <table:table-cell office:value-type="float" office:value="3096">
            <text:p>3096</text:p>
          </table:table-cell>
          <table:table-cell office:value-type="float" office:value="3274">
            <text:p>3274</text:p>
          </table:table-cell>
          <table:table-cell/>
        </table:table-row>
        <table:table-row table:style-name="ro2">
          <table:table-cell office:value-type="string">
            <text:p>1000R 1000C</text:p>
          </table:table-cell>
          <table:table-cell office:value-type="float" office:value="20808">
            <text:p>20808</text:p>
          </table:table-cell>
          <table:table-cell office:value-type="float" office:value="19786">
            <text:p>19786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CH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CH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04">04.12.2018</text:date>, <text:time>14:37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iébaud Modoux</meta:initial-creator>
    <meta:creation-date>2018-12-04T11:48:46</meta:creation-date>
    <dc:date>2018-12-04T14:37:25</dc:date>
    <dc:creator>Thiébaud Modoux</dc:creator>
    <meta:editing-duration>PT2H48M40S</meta:editing-duration>
    <meta:editing-cycles>40</meta:editing-cycles>
    <meta:generator>OpenOffice/4.1.3$Unix OpenOffice.org_project/413m1$Build-9783</meta:generator>
    <meta:document-statistic meta:table-count="10" meta:cell-count="308" meta:object-count="1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9.464cm" svg:height="20.702cm" xlink:href=".." xlink:type="simple" chart:class="chart:line" chart:style-name="ch1">
        <chart:title svg:x="6.676cm" svg:y="0.549cm" chart:style-name="ch2">
          <text:p>Time taken for test (seconds)</text:p>
        </chart:title>
        <chart:legend chart:legend-position="end" svg:x="17.096cm" svg:y="9.806cm" style:legend-expansion="high" chart:style-name="ch3"/>
        <chart:plot-area chart:style-name="ch4" table:cell-range-address="'Test time'.A3:'Test time'.C12" chart:data-source-has-labels="both" svg:x="0.839cm" svg:y="2.58cm" svg:width="15.479cm" svg:height="17.288cm">
          <chartooo:coordinate-region svg:x="1.681cm" svg:y="2.779cm" svg:width="13.542cm" svg:height="16.05cm"/>
          <chart:axis chart:dimension="x" chart:name="primary-x" chart:style-name="ch5" chartooo:axis-type="auto">
            <chartooo:date-scale/>
            <chart:categories table:cell-range-address="'Test time'.A4:'Test time'.A1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Test time'.B4:'Test time'.B12" chart:label-cell-address="'Test time'.B3:'Test time'.B3" chart:class="chart:line">
            <chart:data-point chart:repeated="9"/>
          </chart:series>
          <chart:series chart:style-name="ch8" chart:values-cell-range-address="'Test time'.C4:'Test time'.C12" chart:label-cell-address="'Test time'.C3:'Test time'.C3" chart:class="chart:line"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J:false</text:p>
                <draw:g>
                  <svg:desc>'Test time'.B3:'Test time'.B3</svg:desc>
                </draw:g>
              </table:table-cell>
              <table:table-cell office:value-type="string">
                <text:p>J:true</text:p>
                <draw:g>
                  <svg:desc>'Test time'.C3:'Test time'.C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0R 1C</text:p>
                <draw:g>
                  <svg:desc>'Test time'.A4:'Test time'.A12</svg:desc>
                </draw:g>
              </table:table-cell>
              <table:table-cell office:value-type="float" office:value="3.33">
                <text:p>3.33</text:p>
                <draw:g>
                  <svg:desc>'Test time'.B4:'Test time'.B12</svg:desc>
                </draw:g>
              </table:table-cell>
              <table:table-cell office:value-type="float" office:value="3.39">
                <text:p>3.39</text:p>
                <draw:g>
                  <svg:desc>'Test time'.C4:'Test time'.C12</svg:desc>
                </draw:g>
              </table:table-cell>
            </table:table-row>
            <table:table-row>
              <table:table-cell office:value-type="string">
                <text:p>10R 10C</text:p>
              </table:table-cell>
              <table:table-cell office:value-type="float" office:value="0.685">
                <text:p>0.685</text:p>
              </table:table-cell>
              <table:table-cell office:value-type="float" office:value="0.685">
                <text:p>0.685</text:p>
              </table:table-cell>
            </table:table-row>
            <table:table-row>
              <table:table-cell office:value-type="string">
                <text:p>100R 1C</text:p>
              </table:table-cell>
              <table:table-cell office:value-type="float" office:value="26.911">
                <text:p>26.911</text:p>
              </table:table-cell>
              <table:table-cell office:value-type="float" office:value="26.126">
                <text:p>26.126</text:p>
              </table:table-cell>
            </table:table-row>
            <table:table-row>
              <table:table-cell office:value-type="string">
                <text:p>100R 10C</text:p>
              </table:table-cell>
              <table:table-cell office:value-type="float" office:value="4.365">
                <text:p>4.365</text:p>
              </table:table-cell>
              <table:table-cell office:value-type="float" office:value="4.304">
                <text:p>4.304</text:p>
              </table:table-cell>
            </table:table-row>
            <table:table-row>
              <table:table-cell office:value-type="string">
                <text:p>100R 100C</text:p>
              </table:table-cell>
              <table:table-cell office:value-type="float" office:value="3.03">
                <text:p>3.03</text:p>
              </table:table-cell>
              <table:table-cell office:value-type="float" office:value="3.075">
                <text:p>3.075</text:p>
              </table:table-cell>
            </table:table-row>
            <table:table-row>
              <table:table-cell office:value-type="string">
                <text:p>1000R 1C</text:p>
              </table:table-cell>
              <table:table-cell office:value-type="float" office:value="250.925">
                <text:p>250.925</text:p>
              </table:table-cell>
              <table:table-cell office:value-type="float" office:value="239.538">
                <text:p>239.538</text:p>
              </table:table-cell>
            </table:table-row>
            <table:table-row>
              <table:table-cell office:value-type="string">
                <text:p>1000R 10C</text:p>
              </table:table-cell>
              <table:table-cell office:value-type="float" office:value="34.889">
                <text:p>34.889</text:p>
              </table:table-cell>
              <table:table-cell office:value-type="float" office:value="33.747">
                <text:p>33.747</text:p>
              </table:table-cell>
            </table:table-row>
            <table:table-row>
              <table:table-cell office:value-type="string">
                <text:p>1000R 100C</text:p>
              </table:table-cell>
              <table:table-cell office:value-type="float" office:value="21.188">
                <text:p>21.188</text:p>
              </table:table-cell>
              <table:table-cell office:value-type="float" office:value="21.499">
                <text:p>21.499</text:p>
              </table:table-cell>
            </table:table-row>
            <table:table-row>
              <table:table-cell office:value-type="string">
                <text:p>1000R 1000C</text:p>
              </table:table-cell>
              <table:table-cell office:value-type="float" office:value="20.822">
                <text:p>20.822</text:p>
              </table:table-cell>
              <table:table-cell office:value-type="float" office:value="19.803">
                <text:p>19.80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Unix OpenOffice.org_project/413m1$Build-97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5.046cm" svg:height="15.95cm" xlink:href=".." xlink:type="simple" chart:class="chart:line" chart:style-name="ch1">
        <chart:title svg:x="11.485cm" svg:y="0.454cm" chart:style-name="ch2">
          <text:p>Max (ms)</text:p>
        </chart:title>
        <chart:legend chart:legend-position="end" svg:x="22.678cm" svg:y="7.43cm" style:legend-expansion="high" chart:style-name="ch3"/>
        <chart:plot-area chart:style-name="ch4" table:cell-range-address="Max.A3:Max.C12" chart:data-source-has-labels="both" svg:x="0.95cm" svg:y="2.2cm" svg:width="20.728cm" svg:height="13.011cm">
          <chartooo:coordinate-region svg:x="2.185cm" svg:y="2.399cm" svg:width="18.398cm" svg:height="12.168cm"/>
          <chart:axis chart:dimension="x" chart:name="primary-x" chart:style-name="ch5" chartooo:axis-type="auto">
            <chartooo:date-scale/>
            <chart:categories table:cell-range-address="Max.A4:Max.A1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Max.B4:Max.B12" chart:label-cell-address="Max.B3:Max.B3" chart:class="chart:line">
            <chart:data-point chart:repeated="9"/>
          </chart:series>
          <chart:series chart:style-name="ch8" chart:values-cell-range-address="Max.C4:Max.C12" chart:label-cell-address="Max.C3:Max.C3" chart:class="chart:line"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J:false</text:p>
                <draw:g>
                  <svg:desc>Max.B3:Max.B3</svg:desc>
                </draw:g>
              </table:table-cell>
              <table:table-cell office:value-type="string">
                <text:p>J:true</text:p>
                <draw:g>
                  <svg:desc>Max.C3:Max.C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0R 1C</text:p>
                <draw:g>
                  <svg:desc>Max.A4:Max.A12</svg:desc>
                </draw:g>
              </table:table-cell>
              <table:table-cell office:value-type="float" office:value="577">
                <text:p>577</text:p>
                <draw:g>
                  <svg:desc>Max.B4:Max.B12</svg:desc>
                </draw:g>
              </table:table-cell>
              <table:table-cell office:value-type="float" office:value="612">
                <text:p>612</text:p>
                <draw:g>
                  <svg:desc>Max.C4:Max.C12</svg:desc>
                </draw:g>
              </table:table-cell>
            </table:table-row>
            <table:table-row>
              <table:table-cell office:value-type="string">
                <text:p>10R 10C</text:p>
              </table:table-cell>
              <table:table-cell office:value-type="float" office:value="684">
                <text:p>684</text:p>
              </table:table-cell>
              <table:table-cell office:value-type="float" office:value="685">
                <text:p>685</text:p>
              </table:table-cell>
            </table:table-row>
            <table:table-row>
              <table:table-cell office:value-type="string">
                <text:p>100R 1C</text:p>
              </table:table-cell>
              <table:table-cell office:value-type="float" office:value="454">
                <text:p>454</text:p>
              </table:table-cell>
              <table:table-cell office:value-type="float" office:value="407">
                <text:p>407</text:p>
              </table:table-cell>
            </table:table-row>
            <table:table-row>
              <table:table-cell office:value-type="string">
                <text:p>100R 10C</text:p>
              </table:table-cell>
              <table:table-cell office:value-type="float" office:value="699">
                <text:p>699</text:p>
              </table:table-cell>
              <table:table-cell office:value-type="float" office:value="665">
                <text:p>665</text:p>
              </table:table-cell>
            </table:table-row>
            <table:table-row>
              <table:table-cell office:value-type="string">
                <text:p>100R 100C</text:p>
              </table:table-cell>
              <table:table-cell office:value-type="float" office:value="3024">
                <text:p>3024</text:p>
              </table:table-cell>
              <table:table-cell office:value-type="float" office:value="3071">
                <text:p>3071</text:p>
              </table:table-cell>
            </table:table-row>
            <table:table-row>
              <table:table-cell office:value-type="string">
                <text:p>1000R 1C</text:p>
              </table:table-cell>
              <table:table-cell office:value-type="float" office:value="549">
                <text:p>549</text:p>
              </table:table-cell>
              <table:table-cell office:value-type="float" office:value="769">
                <text:p>769</text:p>
              </table:table-cell>
            </table:table-row>
            <table:table-row>
              <table:table-cell office:value-type="string">
                <text:p>1000R 10C</text:p>
              </table:table-cell>
              <table:table-cell office:value-type="float" office:value="568">
                <text:p>568</text:p>
              </table:table-cell>
              <table:table-cell office:value-type="float" office:value="596">
                <text:p>596</text:p>
              </table:table-cell>
            </table:table-row>
            <table:table-row>
              <table:table-cell office:value-type="string">
                <text:p>1000R 100C</text:p>
              </table:table-cell>
              <table:table-cell office:value-type="float" office:value="3096">
                <text:p>3096</text:p>
              </table:table-cell>
              <table:table-cell office:value-type="float" office:value="3274">
                <text:p>3274</text:p>
              </table:table-cell>
            </table:table-row>
            <table:table-row>
              <table:table-cell office:value-type="string">
                <text:p>1000R 1000C</text:p>
              </table:table-cell>
              <table:table-cell office:value-type="float" office:value="20808">
                <text:p>20808</text:p>
              </table:table-cell>
              <table:table-cell office:value-type="float" office:value="19786">
                <text:p>19786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Unix OpenOffice.org_project/413m1$Build-9783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4.401cm" svg:height="18.218cm" xlink:href=".." xlink:type="simple" chart:class="chart:line" chart:style-name="ch1">
        <chart:title svg:x="10.551cm" svg:y="0.499cm" chart:style-name="ch2">
          <text:p>Failed requests</text:p>
        </chart:title>
        <chart:legend chart:legend-position="end" svg:x="22.033cm" svg:y="8.564cm" style:legend-expansion="high" chart:style-name="ch3"/>
        <chart:plot-area chart:style-name="ch4" table:cell-range-address="Failures.A3:Failures.C12" chart:data-source-has-labels="both" svg:x="0.938cm" svg:y="2.38cm" svg:width="20.119cm" svg:height="15.054cm">
          <chartooo:coordinate-region svg:x="1.78cm" svg:y="2.578cm" svg:width="18.182cm" svg:height="14.212cm"/>
          <chart:axis chart:dimension="x" chart:name="primary-x" chart:style-name="ch5" chartooo:axis-type="auto">
            <chartooo:date-scale/>
            <chart:categories table:cell-range-address="Failures.A4:Failures.A1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ailures.B4:Failures.B12" chart:label-cell-address="Failures.B3:Failures.B3" chart:class="chart:line">
            <chart:data-point chart:repeated="9"/>
          </chart:series>
          <chart:series chart:style-name="ch8" chart:values-cell-range-address="Failures.C4:Failures.C12" chart:label-cell-address="Failures.C3:Failures.C3" chart:class="chart:line"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J:false</text:p>
                <draw:g>
                  <svg:desc>Failures.B3:Failures.B3</svg:desc>
                </draw:g>
              </table:table-cell>
              <table:table-cell office:value-type="string">
                <text:p>J:true</text:p>
                <draw:g>
                  <svg:desc>Failures.C3:Failures.C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0R 1C</text:p>
                <draw:g>
                  <svg:desc>Failures.A4:Failures.A12</svg:desc>
                </draw:g>
              </table:table-cell>
              <table:table-cell office:value-type="float" office:value="4">
                <text:p>4</text:p>
                <draw:g>
                  <svg:desc>Failures.B4:Failures.B12</svg:desc>
                </draw:g>
              </table:table-cell>
              <table:table-cell office:value-type="float" office:value="8">
                <text:p>8</text:p>
                <draw:g>
                  <svg:desc>Failures.C4:Failures.C12</svg:desc>
                </draw:g>
              </table:table-cell>
            </table:table-row>
            <table:table-row>
              <table:table-cell office:value-type="string">
                <text:p>10R 10C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00R 1C</text:p>
              </table:table-cell>
              <table:table-cell office:value-type="float" office:value="74">
                <text:p>74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00R 10C</text:p>
              </table:table-cell>
              <table:table-cell office:value-type="float" office:value="73">
                <text:p>73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00R 100C</text:p>
              </table:table-cell>
              <table:table-cell office:value-type="float" office:value="61">
                <text:p>61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000R 1C</text:p>
              </table:table-cell>
              <table:table-cell office:value-type="float" office:value="790">
                <text:p>790</text:p>
              </table:table-cell>
              <table:table-cell office:value-type="float" office:value="680">
                <text:p>680</text:p>
              </table:table-cell>
            </table:table-row>
            <table:table-row>
              <table:table-cell office:value-type="string">
                <text:p>1000R 10C</text:p>
              </table:table-cell>
              <table:table-cell office:value-type="float" office:value="748">
                <text:p>748</text:p>
              </table:table-cell>
              <table:table-cell office:value-type="float" office:value="690">
                <text:p>690</text:p>
              </table:table-cell>
            </table:table-row>
            <table:table-row>
              <table:table-cell office:value-type="string">
                <text:p>1000R 100C</text:p>
              </table:table-cell>
              <table:table-cell office:value-type="float" office:value="743">
                <text:p>743</text:p>
              </table:table-cell>
              <table:table-cell office:value-type="float" office:value="824">
                <text:p>824</text:p>
              </table:table-cell>
            </table:table-row>
            <table:table-row>
              <table:table-cell office:value-type="string">
                <text:p>1000R 1000C</text:p>
              </table:table-cell>
              <table:table-cell office:value-type="float" office:value="780">
                <text:p>780</text:p>
              </table:table-cell>
              <table:table-cell office:value-type="float" office:value="712">
                <text:p>71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Unix OpenOffice.org_project/413m1$Build-97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4.982cm" svg:height="19.802cm" xlink:href=".." xlink:type="simple" chart:class="chart:line" chart:style-name="ch1">
        <chart:title svg:x="9.444cm" svg:y="0.531cm" chart:style-name="ch2">
          <text:p>Requests per second (mean)</text:p>
        </chart:title>
        <chart:legend chart:legend-position="end" svg:x="22.614cm" svg:y="9.356cm" style:legend-expansion="high" chart:style-name="ch3"/>
        <chart:plot-area chart:style-name="ch4" table:cell-range-address="RPS.A3:RPS.C12" chart:data-source-has-labels="both" svg:x="0.949cm" svg:y="2.508cm" svg:width="20.667cm" svg:height="16.478cm">
          <chartooo:coordinate-region svg:x="1.594cm" svg:y="2.706cm" svg:width="18.927cm" svg:height="15.636cm"/>
          <chart:axis chart:dimension="x" chart:name="primary-x" chart:style-name="ch5" chartooo:axis-type="auto">
            <chartooo:date-scale/>
            <chart:categories table:cell-range-address="RPS.A4:RPS.A1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PS.B4:RPS.B12" chart:label-cell-address="RPS.B3:RPS.B3" chart:class="chart:line">
            <chart:data-point chart:repeated="9"/>
          </chart:series>
          <chart:series chart:style-name="ch8" chart:values-cell-range-address="RPS.C4:RPS.C12" chart:label-cell-address="RPS.C3:RPS.C3" chart:class="chart:line"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J:false</text:p>
                <draw:g>
                  <svg:desc>RPS.B3:RPS.B3</svg:desc>
                </draw:g>
              </table:table-cell>
              <table:table-cell office:value-type="string">
                <text:p>J:true</text:p>
                <draw:g>
                  <svg:desc>RPS.C3:RPS.C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0R 1C</text:p>
                <draw:g>
                  <svg:desc>RPS.A4:RPS.A12</svg:desc>
                </draw:g>
              </table:table-cell>
              <table:table-cell office:value-type="float" office:value="3">
                <text:p>3</text:p>
                <draw:g>
                  <svg:desc>RPS.B4:RPS.B12</svg:desc>
                </draw:g>
              </table:table-cell>
              <table:table-cell office:value-type="float" office:value="2.95">
                <text:p>2.95</text:p>
                <draw:g>
                  <svg:desc>RPS.C4:RPS.C12</svg:desc>
                </draw:g>
              </table:table-cell>
            </table:table-row>
            <table:table-row>
              <table:table-cell office:value-type="string">
                <text:p>10R 10C</text:p>
              </table:table-cell>
              <table:table-cell office:value-type="float" office:value="14.61">
                <text:p>14.61</text:p>
              </table:table-cell>
              <table:table-cell office:value-type="float" office:value="14.59">
                <text:p>14.59</text:p>
              </table:table-cell>
            </table:table-row>
            <table:table-row>
              <table:table-cell office:value-type="string">
                <text:p>100R 1C</text:p>
              </table:table-cell>
              <table:table-cell office:value-type="float" office:value="3.72">
                <text:p>3.72</text:p>
              </table:table-cell>
              <table:table-cell office:value-type="float" office:value="3.83">
                <text:p>3.83</text:p>
              </table:table-cell>
            </table:table-row>
            <table:table-row>
              <table:table-cell office:value-type="string">
                <text:p>100R 10C</text:p>
              </table:table-cell>
              <table:table-cell office:value-type="float" office:value="22.91">
                <text:p>22.91</text:p>
              </table:table-cell>
              <table:table-cell office:value-type="float" office:value="23.23">
                <text:p>23.23</text:p>
              </table:table-cell>
            </table:table-row>
            <table:table-row>
              <table:table-cell office:value-type="string">
                <text:p>100R 100C</text:p>
              </table:table-cell>
              <table:table-cell office:value-type="float" office:value="33.01">
                <text:p>33.01</text:p>
              </table:table-cell>
              <table:table-cell office:value-type="float" office:value="32.52">
                <text:p>32.52</text:p>
              </table:table-cell>
            </table:table-row>
            <table:table-row>
              <table:table-cell office:value-type="string">
                <text:p>1000R 1C</text:p>
              </table:table-cell>
              <table:table-cell office:value-type="float" office:value="3.99">
                <text:p>3.99</text:p>
              </table:table-cell>
              <table:table-cell office:value-type="float" office:value="4.17">
                <text:p>4.17</text:p>
              </table:table-cell>
            </table:table-row>
            <table:table-row>
              <table:table-cell office:value-type="string">
                <text:p>1000R 10C</text:p>
              </table:table-cell>
              <table:table-cell office:value-type="float" office:value="28.66">
                <text:p>28.66</text:p>
              </table:table-cell>
              <table:table-cell office:value-type="float" office:value="29.63">
                <text:p>29.63</text:p>
              </table:table-cell>
            </table:table-row>
            <table:table-row>
              <table:table-cell office:value-type="string">
                <text:p>1000R 100C</text:p>
              </table:table-cell>
              <table:table-cell office:value-type="float" office:value="47.2">
                <text:p>47.2</text:p>
              </table:table-cell>
              <table:table-cell office:value-type="float" office:value="46.51">
                <text:p>46.51</text:p>
              </table:table-cell>
            </table:table-row>
            <table:table-row>
              <table:table-cell office:value-type="string">
                <text:p>1000R 1000C</text:p>
              </table:table-cell>
              <table:table-cell office:value-type="float" office:value="48.03">
                <text:p>48.03</text:p>
              </table:table-cell>
              <table:table-cell office:value-type="float" office:value="50.5">
                <text:p>50.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Unix OpenOffice.org_project/413m1$Build-978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5.245cm" svg:height="20.801cm" xlink:href=".." xlink:type="simple" chart:class="chart:line" chart:style-name="ch1">
        <chart:legend chart:legend-position="end" svg:x="22.877cm" svg:y="9.855cm" style:legend-expansion="high" chart:style-name="ch2"/>
        <chart:plot-area chart:style-name="ch3" table:cell-range-address="TPR.A3:TPR.C12" chart:data-source-has-labels="both" svg:x="4.416cm" svg:y="2.187cm" svg:width="17.936cm" svg:height="15.811cm">
          <chartooo:coordinate-region svg:x="5.651cm" svg:y="2.385cm" svg:width="15.606cm" svg:height="14.574cm"/>
          <chart:axis chart:dimension="x" chart:name="primary-x" chart:style-name="ch4" chartooo:axis-type="auto">
            <chartooo:date-scale/>
            <chart:categories table:cell-range-address="TPR.A4:TPR.A1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TPR.B4:TPR.B12" chart:label-cell-address="TPR.B3:TPR.B3" chart:class="chart:line">
            <chart:data-point chart:repeated="9"/>
          </chart:series>
          <chart:series chart:style-name="ch7" chart:values-cell-range-address="TPR.C4:TPR.C12" chart:label-cell-address="TPR.C3:TPR.C3" chart:class="chart:line">
            <chart:data-point chart:repeated="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J:false</text:p>
                <draw:g>
                  <svg:desc>TPR.B3:TPR.B3</svg:desc>
                </draw:g>
              </table:table-cell>
              <table:table-cell office:value-type="string">
                <text:p>J:true</text:p>
                <draw:g>
                  <svg:desc>TPR.C3:TPR.C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0R 1C</text:p>
                <draw:g>
                  <svg:desc>TPR.A4:TPR.A12</svg:desc>
                </draw:g>
              </table:table-cell>
              <table:table-cell office:value-type="float" office:value="332.979">
                <text:p>332.979</text:p>
                <draw:g>
                  <svg:desc>TPR.B4:TPR.B12</svg:desc>
                </draw:g>
              </table:table-cell>
              <table:table-cell office:value-type="float" office:value="338.958">
                <text:p>338.958</text:p>
                <draw:g>
                  <svg:desc>TPR.C4:TPR.C12</svg:desc>
                </draw:g>
              </table:table-cell>
            </table:table-row>
            <table:table-row>
              <table:table-cell office:value-type="string">
                <text:p>10R 10C</text:p>
              </table:table-cell>
              <table:table-cell office:value-type="float" office:value="684.668">
                <text:p>684.668</text:p>
              </table:table-cell>
              <table:table-cell office:value-type="float" office:value="685.176">
                <text:p>685.176</text:p>
              </table:table-cell>
            </table:table-row>
            <table:table-row>
              <table:table-cell office:value-type="string">
                <text:p>100R 1C</text:p>
              </table:table-cell>
              <table:table-cell office:value-type="float" office:value="269.11">
                <text:p>269.11</text:p>
              </table:table-cell>
              <table:table-cell office:value-type="float" office:value="261.255">
                <text:p>261.255</text:p>
              </table:table-cell>
            </table:table-row>
            <table:table-row>
              <table:table-cell office:value-type="string">
                <text:p>100R 10C</text:p>
              </table:table-cell>
              <table:table-cell office:value-type="float" office:value="436.526">
                <text:p>436.526</text:p>
              </table:table-cell>
              <table:table-cell office:value-type="float" office:value="430.437">
                <text:p>430.437</text:p>
              </table:table-cell>
            </table:table-row>
            <table:table-row>
              <table:table-cell office:value-type="string">
                <text:p>100R 100C</text:p>
              </table:table-cell>
              <table:table-cell office:value-type="float" office:value="3029.685">
                <text:p>3029.685</text:p>
              </table:table-cell>
              <table:table-cell office:value-type="float" office:value="3075.36">
                <text:p>3075.36</text:p>
              </table:table-cell>
            </table:table-row>
            <table:table-row>
              <table:table-cell office:value-type="string">
                <text:p>1000R 1C</text:p>
              </table:table-cell>
              <table:table-cell office:value-type="float" office:value="250.925">
                <text:p>250.925</text:p>
              </table:table-cell>
              <table:table-cell office:value-type="float" office:value="239.538">
                <text:p>239.538</text:p>
              </table:table-cell>
            </table:table-row>
            <table:table-row>
              <table:table-cell office:value-type="string">
                <text:p>1000R 10C</text:p>
              </table:table-cell>
              <table:table-cell office:value-type="float" office:value="348.889">
                <text:p>348.889</text:p>
              </table:table-cell>
              <table:table-cell office:value-type="float" office:value="337.469">
                <text:p>337.469</text:p>
              </table:table-cell>
            </table:table-row>
            <table:table-row>
              <table:table-cell office:value-type="string">
                <text:p>1000R 100C</text:p>
              </table:table-cell>
              <table:table-cell office:value-type="float" office:value="2118.755">
                <text:p>2118.755</text:p>
              </table:table-cell>
              <table:table-cell office:value-type="float" office:value="2149.86">
                <text:p>2149.86</text:p>
              </table:table-cell>
            </table:table-row>
            <table:table-row>
              <table:table-cell office:value-type="string">
                <text:p>1000R 1000C</text:p>
              </table:table-cell>
              <table:table-cell office:value-type="float" office:value="20821.906">
                <text:p>20821.906</text:p>
              </table:table-cell>
              <table:table-cell office:value-type="float" office:value="19802.729">
                <text:p>19802.72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Unix OpenOffice.org_project/413m1$Build-978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6.582cm" svg:height="19.468cm" xlink:href=".." xlink:type="simple" chart:class="chart:line" chart:style-name="ch1">
        <chart:title svg:x="7.124cm" svg:y="0.524cm" chart:style-name="ch2">
          <text:p>Time per request (mean across all concurrent requests, ms)</text:p>
        </chart:title>
        <chart:legend chart:legend-position="end" svg:x="24.214cm" svg:y="9.189cm" style:legend-expansion="high" chart:style-name="ch3"/>
        <chart:plot-area chart:style-name="ch4" table:cell-range-address="TPRC.A3:TPRC.C12" chart:data-source-has-labels="both" svg:x="0.981cm" svg:y="2.48cm" svg:width="22.171cm" svg:height="16.179cm">
          <chartooo:coordinate-region svg:x="1.823cm" svg:y="2.678cm" svg:width="20.234cm" svg:height="15.337cm"/>
          <chart:axis chart:dimension="x" chart:name="primary-x" chart:style-name="ch5" chartooo:axis-type="auto">
            <chartooo:date-scale/>
            <chart:categories table:cell-range-address="TPRC.A4:TPRC.A1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PRC.B4:TPRC.B12" chart:label-cell-address="TPRC.B3:TPRC.B3" chart:class="chart:line">
            <chart:data-point chart:repeated="9"/>
          </chart:series>
          <chart:series chart:style-name="ch8" chart:values-cell-range-address="TPRC.C4:TPRC.C12" chart:label-cell-address="TPRC.C3:TPRC.C3" chart:class="chart:line"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J:false</text:p>
                <draw:g>
                  <svg:desc>TPRC.B3:TPRC.B3</svg:desc>
                </draw:g>
              </table:table-cell>
              <table:table-cell office:value-type="string">
                <text:p>J:true</text:p>
                <draw:g>
                  <svg:desc>TPRC.C3:TPRC.C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0R 1C</text:p>
                <draw:g>
                  <svg:desc>TPRC.A4:TPRC.A12</svg:desc>
                </draw:g>
              </table:table-cell>
              <table:table-cell office:value-type="float" office:value="332.979">
                <text:p>332.979</text:p>
                <draw:g>
                  <svg:desc>TPRC.B4:TPRC.B12</svg:desc>
                </draw:g>
              </table:table-cell>
              <table:table-cell office:value-type="float" office:value="338.958">
                <text:p>338.958</text:p>
                <draw:g>
                  <svg:desc>TPRC.C4:TPRC.C12</svg:desc>
                </draw:g>
              </table:table-cell>
            </table:table-row>
            <table:table-row>
              <table:table-cell office:value-type="string">
                <text:p>10R 10C</text:p>
              </table:table-cell>
              <table:table-cell office:value-type="float" office:value="68.467">
                <text:p>68.467</text:p>
              </table:table-cell>
              <table:table-cell office:value-type="float" office:value="68.518">
                <text:p>68.518</text:p>
              </table:table-cell>
            </table:table-row>
            <table:table-row>
              <table:table-cell office:value-type="string">
                <text:p>100R 1C</text:p>
              </table:table-cell>
              <table:table-cell office:value-type="float" office:value="269.11">
                <text:p>269.11</text:p>
              </table:table-cell>
              <table:table-cell office:value-type="float" office:value="261.255">
                <text:p>261.255</text:p>
              </table:table-cell>
            </table:table-row>
            <table:table-row>
              <table:table-cell office:value-type="string">
                <text:p>100R 10C</text:p>
              </table:table-cell>
              <table:table-cell office:value-type="float" office:value="43.653">
                <text:p>43.653</text:p>
              </table:table-cell>
              <table:table-cell office:value-type="float" office:value="43.044">
                <text:p>43.044</text:p>
              </table:table-cell>
            </table:table-row>
            <table:table-row>
              <table:table-cell office:value-type="string">
                <text:p>100R 100C</text:p>
              </table:table-cell>
              <table:table-cell office:value-type="float" office:value="30.297">
                <text:p>30.297</text:p>
              </table:table-cell>
              <table:table-cell office:value-type="float" office:value="30.754">
                <text:p>30.754</text:p>
              </table:table-cell>
            </table:table-row>
            <table:table-row>
              <table:table-cell office:value-type="string">
                <text:p>1000R 1C</text:p>
              </table:table-cell>
              <table:table-cell office:value-type="float" office:value="250.925">
                <text:p>250.925</text:p>
              </table:table-cell>
              <table:table-cell office:value-type="float" office:value="239.538">
                <text:p>239.538</text:p>
              </table:table-cell>
            </table:table-row>
            <table:table-row>
              <table:table-cell office:value-type="string">
                <text:p>1000R 10C</text:p>
              </table:table-cell>
              <table:table-cell office:value-type="float" office:value="34.889">
                <text:p>34.889</text:p>
              </table:table-cell>
              <table:table-cell office:value-type="float" office:value="33.747">
                <text:p>33.747</text:p>
              </table:table-cell>
            </table:table-row>
            <table:table-row>
              <table:table-cell office:value-type="string">
                <text:p>1000R 100C</text:p>
              </table:table-cell>
              <table:table-cell office:value-type="float" office:value="21.188">
                <text:p>21.188</text:p>
              </table:table-cell>
              <table:table-cell office:value-type="float" office:value="21.499">
                <text:p>21.499</text:p>
              </table:table-cell>
            </table:table-row>
            <table:table-row>
              <table:table-cell office:value-type="string">
                <text:p>1000R 1000C</text:p>
              </table:table-cell>
              <table:table-cell office:value-type="float" office:value="20.822">
                <text:p>20.822</text:p>
              </table:table-cell>
              <table:table-cell office:value-type="float" office:value="19.803">
                <text:p>19.80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Unix OpenOffice.org_project/413m1$Build-978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5.595cm" svg:height="17.236cm" xlink:href=".." xlink:type="simple" chart:class="chart:line" chart:style-name="ch1">
        <chart:title svg:x="11.818cm" svg:y="0.479cm" chart:style-name="ch2">
          <text:p>Min (ms)</text:p>
        </chart:title>
        <chart:legend chart:legend-position="end" svg:x="23.227cm" svg:y="8.073cm" style:legend-expansion="high" chart:style-name="ch3"/>
        <chart:plot-area chart:style-name="ch4" table:cell-range-address="Min.A3:Min.C8 Min.A10:Min.C12" chart:data-source-has-labels="both" svg:x="0.961cm" svg:y="2.3cm" svg:width="21.244cm" svg:height="14.172cm">
          <chartooo:coordinate-region svg:x="2cm" svg:y="2.499cm" svg:width="19.11cm" svg:height="13.329cm"/>
          <chart:axis chart:dimension="x" chart:name="primary-x" chart:style-name="ch5" chartooo:axis-type="auto">
            <chartooo:date-scale/>
            <chart:categories table:cell-range-address="Min.A4:Min.A8 Min.A10:Min.A1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Min.B4:Min.B8 Min.B10:Min.B12" chart:label-cell-address="Min.B3:Min.B3" chart:class="chart:line">
            <chart:data-point chart:repeated="8"/>
          </chart:series>
          <chart:series chart:style-name="ch8" chart:values-cell-range-address="Min.C4:Min.C8 Min.C10:Min.C12" chart:label-cell-address="Min.C3:Min.C3" chart:class="chart:line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J:false</text:p>
                <draw:g>
                  <svg:desc>Min.B3:Min.B3</svg:desc>
                </draw:g>
              </table:table-cell>
              <table:table-cell office:value-type="string">
                <text:p>J:true</text:p>
                <draw:g>
                  <svg:desc>Min.C3:Min.C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0R 1C</text:p>
                <draw:g>
                  <svg:desc>Min.A4:Min.A8 Min.A10:Min.A12</svg:desc>
                </draw:g>
              </table:table-cell>
              <table:table-cell office:value-type="float" office:value="257">
                <text:p>257</text:p>
                <draw:g>
                  <svg:desc>Min.B4:Min.B8 Min.B10:Min.B12</svg:desc>
                </draw:g>
              </table:table-cell>
              <table:table-cell office:value-type="float" office:value="277">
                <text:p>277</text:p>
                <draw:g>
                  <svg:desc>Min.C4:Min.C8 Min.C10:Min.C12</svg:desc>
                </draw:g>
              </table:table-cell>
            </table:table-row>
            <table:table-row>
              <table:table-cell office:value-type="string">
                <text:p>10R 10C</text:p>
              </table:table-cell>
              <table:table-cell office:value-type="float" office:value="516">
                <text:p>516</text:p>
              </table:table-cell>
              <table:table-cell office:value-type="float" office:value="597">
                <text:p>597</text:p>
              </table:table-cell>
            </table:table-row>
            <table:table-row>
              <table:table-cell office:value-type="string">
                <text:p>100R 1C</text:p>
              </table:table-cell>
              <table:table-cell office:value-type="float" office:value="230">
                <text:p>230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100R 10C</text:p>
              </table:table-cell>
              <table:table-cell office:value-type="float" office:value="263">
                <text:p>263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100R 100C</text:p>
              </table:table-cell>
              <table:table-cell office:value-type="float" office:value="823">
                <text:p>823</text:p>
              </table:table-cell>
              <table:table-cell office:value-type="float" office:value="1336">
                <text:p>1336</text:p>
              </table:table-cell>
            </table:table-row>
            <table:table-row>
              <table:table-cell office:value-type="string">
                <text:p>1000R 10C</text:p>
              </table:table-cell>
              <table:table-cell office:value-type="float" office:value="227">
                <text:p>227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1000R 100C</text:p>
              </table:table-cell>
              <table:table-cell office:value-type="float" office:value="759">
                <text:p>759</text:p>
              </table:table-cell>
              <table:table-cell office:value-type="float" office:value="790">
                <text:p>790</text:p>
              </table:table-cell>
            </table:table-row>
            <table:table-row>
              <table:table-cell office:value-type="string">
                <text:p>1000R 1000C</text:p>
              </table:table-cell>
              <table:table-cell office:value-type="float" office:value="1952">
                <text:p>1952</text:p>
              </table:table-cell>
              <table:table-cell office:value-type="float" office:value="928">
                <text:p>928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Unix OpenOffice.org_project/413m1$Build-978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5.332cm" svg:height="17.802cm" xlink:href=".." xlink:type="simple" chart:class="chart:line" chart:style-name="ch1">
        <chart:title svg:x="11.49cm" svg:y="0.491cm" chart:style-name="ch2">
          <text:p>Mean (ms)</text:p>
        </chart:title>
        <chart:legend chart:legend-position="end" svg:x="22.964cm" svg:y="8.356cm" style:legend-expansion="high" chart:style-name="ch3"/>
        <chart:plot-area chart:style-name="ch4" table:cell-range-address="'Mean+'.A3:'Mean+'.C12" chart:data-source-has-labels="both" svg:x="0.956cm" svg:y="2.348cm" svg:width="20.996cm" svg:height="14.678cm">
          <chartooo:coordinate-region svg:x="2.191cm" svg:y="2.547cm" svg:width="18.666cm" svg:height="13.835cm"/>
          <chart:axis chart:dimension="x" chart:name="primary-x" chart:style-name="ch5" chartooo:axis-type="auto">
            <chartooo:date-scale/>
            <chart:categories table:cell-range-address="'Mean+'.A4:'Mean+'.A1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Mean+'.B4:'Mean+'.B12" chart:label-cell-address="'Mean+'.B3:'Mean+'.B3" chart:class="chart:line">
            <chart:data-point chart:repeated="9"/>
          </chart:series>
          <chart:series chart:style-name="ch8" chart:values-cell-range-address="'Mean+'.C4:'Mean+'.C12" chart:label-cell-address="'Mean+'.C3:'Mean+'.C3" chart:class="chart:line"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J:false</text:p>
                <draw:g>
                  <svg:desc>'Mean+'.B3:'Mean+'.B3</svg:desc>
                </draw:g>
              </table:table-cell>
              <table:table-cell office:value-type="string">
                <text:p>J:true</text:p>
                <draw:g>
                  <svg:desc>'Mean+'.C3:'Mean+'.C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0R 1C</text:p>
                <draw:g>
                  <svg:desc>'Mean+'.A4:'Mean+'.A12</svg:desc>
                </draw:g>
              </table:table-cell>
              <table:table-cell office:value-type="float" office:value="333">
                <text:p>333</text:p>
                <draw:g>
                  <svg:desc>'Mean+'.B4:'Mean+'.B12</svg:desc>
                </draw:g>
              </table:table-cell>
              <table:table-cell office:value-type="float" office:value="339">
                <text:p>339</text:p>
                <draw:g>
                  <svg:desc>'Mean+'.C4:'Mean+'.C12</svg:desc>
                </draw:g>
              </table:table-cell>
            </table:table-row>
            <table:table-row>
              <table:table-cell office:value-type="string">
                <text:p>10R 10C</text:p>
              </table:table-cell>
              <table:table-cell office:value-type="float" office:value="614">
                <text:p>614</text:p>
              </table:table-cell>
              <table:table-cell office:value-type="float" office:value="644">
                <text:p>644</text:p>
              </table:table-cell>
            </table:table-row>
            <table:table-row>
              <table:table-cell office:value-type="string">
                <text:p>100R 1C</text:p>
              </table:table-cell>
              <table:table-cell office:value-type="float" office:value="269">
                <text:p>269</text:p>
              </table:table-cell>
              <table:table-cell office:value-type="float" office:value="261">
                <text:p>261</text:p>
              </table:table-cell>
            </table:table-row>
            <table:table-row>
              <table:table-cell office:value-type="string">
                <text:p>100R 10C</text:p>
              </table:table-cell>
              <table:table-cell office:value-type="float" office:value="425">
                <text:p>425</text:p>
              </table:table-cell>
              <table:table-cell office:value-type="float" office:value="416">
                <text:p>416</text:p>
              </table:table-cell>
            </table:table-row>
            <table:table-row>
              <table:table-cell office:value-type="string">
                <text:p>100R 100C</text:p>
              </table:table-cell>
              <table:table-cell office:value-type="float" office:value="2485">
                <text:p>2485</text:p>
              </table:table-cell>
              <table:table-cell office:value-type="float" office:value="2505">
                <text:p>2505</text:p>
              </table:table-cell>
            </table:table-row>
            <table:table-row>
              <table:table-cell office:value-type="string">
                <text:p>1000R 1C</text:p>
              </table:table-cell>
              <table:table-cell office:value-type="float" office:value="251">
                <text:p>251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1000R 10C</text:p>
              </table:table-cell>
              <table:table-cell office:value-type="float" office:value="347">
                <text:p>347</text:p>
              </table:table-cell>
              <table:table-cell office:value-type="float" office:value="336">
                <text:p>336</text:p>
              </table:table-cell>
            </table:table-row>
            <table:table-row>
              <table:table-cell office:value-type="string">
                <text:p>1000R 100C</text:p>
              </table:table-cell>
              <table:table-cell office:value-type="float" office:value="2047">
                <text:p>2047</text:p>
              </table:table-cell>
              <table:table-cell office:value-type="float" office:value="2101">
                <text:p>2101</text:p>
              </table:table-cell>
            </table:table-row>
            <table:table-row>
              <table:table-cell office:value-type="string">
                <text:p>1000R 1000C</text:p>
              </table:table-cell>
              <table:table-cell office:value-type="float" office:value="15831">
                <text:p>15831</text:p>
              </table:table-cell>
              <table:table-cell office:value-type="float" office:value="14122">
                <text:p>14122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Unix OpenOffice.org_project/413m1$Build-978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6.209cm" svg:height="16.336cm" xlink:href=".." xlink:type="simple" chart:class="chart:line" chart:style-name="ch1">
        <chart:title svg:x="11.406cm" svg:y="0.461cm" chart:style-name="ch2">
          <text:p>Mean+/-sd (ms)</text:p>
        </chart:title>
        <chart:legend chart:legend-position="end" svg:x="23.841cm" svg:y="7.623cm" style:legend-expansion="high" chart:style-name="ch3"/>
        <chart:plot-area chart:style-name="ch4" table:cell-range-address="'Mean-sd'.A3:'Mean-sd'.C12" chart:data-source-has-labels="both" svg:x="0.974cm" svg:y="2.228cm" svg:width="21.819cm" svg:height="13.362cm">
          <chartooo:coordinate-region svg:x="2.013cm" svg:y="2.426cm" svg:width="19.685cm" svg:height="12.52cm"/>
          <chart:axis chart:dimension="x" chart:name="primary-x" chart:style-name="ch5" chartooo:axis-type="auto">
            <chartooo:date-scale/>
            <chart:categories table:cell-range-address="'Mean-sd'.A4:'Mean-sd'.A1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Mean-sd'.B4:'Mean-sd'.B12" chart:label-cell-address="'Mean-sd'.B3:'Mean-sd'.B3" chart:class="chart:line">
            <chart:data-point chart:repeated="9"/>
          </chart:series>
          <chart:series chart:style-name="ch8" chart:values-cell-range-address="'Mean-sd'.C4:'Mean-sd'.C12" chart:label-cell-address="'Mean-sd'.C3:'Mean-sd'.C3" chart:class="chart:line"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J:false</text:p>
                <draw:g>
                  <svg:desc>'Mean-sd'.B3:'Mean-sd'.B3</svg:desc>
                </draw:g>
              </table:table-cell>
              <table:table-cell office:value-type="string">
                <text:p>J:true</text:p>
                <draw:g>
                  <svg:desc>'Mean-sd'.C3:'Mean-sd'.C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0R 1C</text:p>
                <draw:g>
                  <svg:desc>'Mean-sd'.A4:'Mean-sd'.A12</svg:desc>
                </draw:g>
              </table:table-cell>
              <table:table-cell office:value-type="float" office:value="111.6">
                <text:p>111.6</text:p>
                <draw:g>
                  <svg:desc>'Mean-sd'.B4:'Mean-sd'.B12</svg:desc>
                </draw:g>
              </table:table-cell>
              <table:table-cell office:value-type="float" office:value="120">
                <text:p>120</text:p>
                <draw:g>
                  <svg:desc>'Mean-sd'.C4:'Mean-sd'.C12</svg:desc>
                </draw:g>
              </table:table-cell>
            </table:table-row>
            <table:table-row>
              <table:table-cell office:value-type="string">
                <text:p>10R 10C</text:p>
              </table:table-cell>
              <table:table-cell office:value-type="float" office:value="73.7">
                <text:p>73.7</text:p>
              </table:table-cell>
              <table:table-cell office:value-type="float" office:value="31.3">
                <text:p>31.3</text:p>
              </table:table-cell>
            </table:table-row>
            <table:table-row>
              <table:table-cell office:value-type="string">
                <text:p>100R 1C</text:p>
              </table:table-cell>
              <table:table-cell office:value-type="float" office:value="33.3">
                <text:p>33.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00R 10C</text:p>
              </table:table-cell>
              <table:table-cell office:value-type="float" office:value="97.8">
                <text:p>97.8</text:p>
              </table:table-cell>
              <table:table-cell office:value-type="float" office:value="106.7">
                <text:p>106.7</text:p>
              </table:table-cell>
            </table:table-row>
            <table:table-row>
              <table:table-cell office:value-type="string">
                <text:p>100R 100C</text:p>
              </table:table-cell>
              <table:table-cell office:value-type="float" office:value="588.2">
                <text:p>588.2</text:p>
              </table:table-cell>
              <table:table-cell office:value-type="float" office:value="538.9">
                <text:p>538.9</text:p>
              </table:table-cell>
            </table:table-row>
            <table:table-row>
              <table:table-cell office:value-type="string">
                <text:p>1000R 1C</text:p>
              </table:table-cell>
              <table:table-cell office:value-type="float" office:value="31.1">
                <text:p>31.1</text:p>
              </table:table-cell>
              <table:table-cell office:value-type="float" office:value="32.3">
                <text:p>32.3</text:p>
              </table:table-cell>
            </table:table-row>
            <table:table-row>
              <table:table-cell office:value-type="string">
                <text:p>1000R 10C</text:p>
              </table:table-cell>
              <table:table-cell office:value-type="float" office:value="60.2">
                <text:p>60.2</text:p>
              </table:table-cell>
              <table:table-cell office:value-type="float" office:value="57.6">
                <text:p>57.6</text:p>
              </table:table-cell>
            </table:table-row>
            <table:table-row>
              <table:table-cell office:value-type="string">
                <text:p>1000R 100C</text:p>
              </table:table-cell>
              <table:table-cell office:value-type="float" office:value="555.2">
                <text:p>555.2</text:p>
              </table:table-cell>
              <table:table-cell office:value-type="float" office:value="570.8">
                <text:p>570.8</text:p>
              </table:table-cell>
            </table:table-row>
            <table:table-row>
              <table:table-cell office:value-type="string">
                <text:p>1000R 1000C</text:p>
              </table:table-cell>
              <table:table-cell office:value-type="float" office:value="5132.2">
                <text:p>5132.2</text:p>
              </table:table-cell>
              <table:table-cell office:value-type="float" office:value="5488.5">
                <text:p>5488.5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Unix OpenOffice.org_project/413m1$Build-9783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4.893cm" svg:height="15.159cm" xlink:href=".." xlink:type="simple" chart:class="chart:line" chart:style-name="ch1">
        <chart:title svg:x="11.083cm" svg:y="0.438cm" chart:style-name="ch2">
          <text:p>Median (ms)</text:p>
        </chart:title>
        <chart:legend chart:legend-position="end" svg:x="22.525cm" svg:y="7.034cm" style:legend-expansion="high" chart:style-name="ch3"/>
        <chart:plot-area chart:style-name="ch4" table:cell-range-address="Median.A3:Median.C12" chart:data-source-has-labels="both" svg:x="0.947cm" svg:y="2.136cm" svg:width="20.584cm" svg:height="12.3cm">
          <chartooo:coordinate-region svg:x="2.182cm" svg:y="2.334cm" svg:width="18.254cm" svg:height="11.458cm"/>
          <chart:axis chart:dimension="x" chart:name="primary-x" chart:style-name="ch5" chartooo:axis-type="auto">
            <chartooo:date-scale/>
            <chart:categories table:cell-range-address="Median.A4:Median.A1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Median.B4:Median.B12" chart:label-cell-address="Median.B3:Median.B3" chart:class="chart:line">
            <chart:data-point chart:repeated="9"/>
          </chart:series>
          <chart:series chart:style-name="ch8" chart:values-cell-range-address="Median.C4:Median.C12" chart:label-cell-address="Median.C3:Median.C3" chart:class="chart:line"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J:false</text:p>
                <draw:g>
                  <svg:desc>Median.B3:Median.B3</svg:desc>
                </draw:g>
              </table:table-cell>
              <table:table-cell office:value-type="string">
                <text:p>J:true</text:p>
                <draw:g>
                  <svg:desc>Median.C3:Median.C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0R 1C</text:p>
                <draw:g>
                  <svg:desc>Median.A4:Median.A12</svg:desc>
                </draw:g>
              </table:table-cell>
              <table:table-cell office:value-type="float" office:value="293">
                <text:p>293</text:p>
                <draw:g>
                  <svg:desc>Median.B4:Median.B12</svg:desc>
                </draw:g>
              </table:table-cell>
              <table:table-cell office:value-type="float" office:value="287">
                <text:p>287</text:p>
                <draw:g>
                  <svg:desc>Median.C4:Median.C12</svg:desc>
                </draw:g>
              </table:table-cell>
            </table:table-row>
            <table:table-row>
              <table:table-cell office:value-type="string">
                <text:p>10R 10C</text:p>
              </table:table-cell>
              <table:table-cell office:value-type="float" office:value="657">
                <text:p>657</text:p>
              </table:table-cell>
              <table:table-cell office:value-type="float" office:value="652">
                <text:p>652</text:p>
              </table:table-cell>
            </table:table-row>
            <table:table-row>
              <table:table-cell office:value-type="string">
                <text:p>100R 1C</text:p>
              </table:table-cell>
              <table:table-cell office:value-type="float" office:value="260">
                <text:p>260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string">
                <text:p>100R 10C</text:p>
              </table:table-cell>
              <table:table-cell office:value-type="float" office:value="413">
                <text:p>413</text:p>
              </table:table-cell>
              <table:table-cell office:value-type="float" office:value="411">
                <text:p>411</text:p>
              </table:table-cell>
            </table:table-row>
            <table:table-row>
              <table:table-cell office:value-type="string">
                <text:p>100R 100C</text:p>
              </table:table-cell>
              <table:table-cell office:value-type="float" office:value="2824">
                <text:p>2824</text:p>
              </table:table-cell>
              <table:table-cell office:value-type="float" office:value="2613">
                <text:p>2613</text:p>
              </table:table-cell>
            </table:table-row>
            <table:table-row>
              <table:table-cell office:value-type="string">
                <text:p>1000R 1C</text:p>
              </table:table-cell>
              <table:table-cell office:value-type="float" office:value="244">
                <text:p>244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1000R 10C</text:p>
              </table:table-cell>
              <table:table-cell office:value-type="float" office:value="341">
                <text:p>341</text:p>
              </table:table-cell>
              <table:table-cell office:value-type="float" office:value="329">
                <text:p>329</text:p>
              </table:table-cell>
            </table:table-row>
            <table:table-row>
              <table:table-cell office:value-type="string">
                <text:p>1000R 100C</text:p>
              </table:table-cell>
              <table:table-cell office:value-type="float" office:value="2009">
                <text:p>2009</text:p>
              </table:table-cell>
              <table:table-cell office:value-type="float" office:value="1968">
                <text:p>1968</text:p>
              </table:table-cell>
            </table:table-row>
            <table:table-row>
              <table:table-cell office:value-type="string">
                <text:p>1000R 1000C</text:p>
              </table:table-cell>
              <table:table-cell office:value-type="float" office:value="17438">
                <text:p>17438</text:p>
              </table:table-cell>
              <table:table-cell office:value-type="float" office:value="16344">
                <text:p>16344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Unix OpenOffice.org_project/413m1$Build-9783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